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A80000067E8F735EA6ED9F0C0B.jpg" manifest:media-type="image/jpeg"/>
  <manifest:file-entry manifest:full-path="Pictures/10000000000007D00000060AA375D3AC77E910BC.jpg" manifest:media-type="image/jpeg"/>
  <manifest:file-entry manifest:full-path="Pictures/100000010000041D000001DBB2D187B6D6CE553B.png" manifest:media-type="image/png"/>
  <manifest:file-entry manifest:full-path="Pictures/100000010000041D000001DBF239CFB1DA3CDF03.png" manifest:media-type="image/png"/>
  <manifest:file-entry manifest:full-path="Pictures/10001A070000819B00003A65B4E95F85BABC18C4.svg" manifest:media-type="image/svg+xml"/>
  <manifest:file-entry manifest:full-path="Pictures/10000001000001090000006F9D58B89C9A2AF113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Liberation Serif6" svg:font-family="'Liberation Serif'" style:font-family-generic="roman"/>
    <style:font-face style:name="Liberation Serif7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408cm" fo:min-width="0cm"/>
    </style:style>
    <style:style style:name="gr4" style:family="graphic" style:parent-style-name="standard">
      <style:graphic-properties svg:stroke-color="#000000" draw:fill-color="#ffffff" draw:textarea-vertical-align="middle" draw:auto-grow-height="false" fo:min-height="0.85cm" fo:min-width="0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41cm" fo:min-width="2.513cm"/>
    </style:style>
    <style:style style:name="gr6" style:family="graphic" style:parent-style-name="standard">
      <style:graphic-properties svg:stroke-color="#000000" draw:fill-color="#f0e6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color="#000000" draw:fill-color="#f0e6ff" draw:opacity="50%" draw:textarea-horizontal-align="justify" draw:textarea-vertical-align="middle" draw:auto-grow-height="false" draw:shadow="hidden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3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22cm"/>
      <style:paragraph-properties style:writing-mode="lr-tb"/>
    </style:style>
    <style:style style:name="gr11" style:family="graphic" style:parent-style-name="standard">
      <style:graphic-properties svg:stroke-color="#3465a4" draw:marker-end="Arrow_20_concave" draw:textarea-vertical-align="middle"/>
    </style:style>
    <style:style style:name="gr12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cm"/>
    </style:style>
    <style:style style:name="gr13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.027cm"/>
    </style:style>
    <style:style style:name="gr14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.028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77cm" fo:min-width="2.512cm"/>
    </style:style>
    <style:style style:name="gr16" style:family="graphic" style:parent-style-name="objectwithoutfill">
      <style:graphic-properties svg:stroke-width="0.03cm" svg:stroke-color="#3465a4" draw:marker-start-width="0.3cm" draw:marker-end="Arrow_20_concave" draw:marker-end-width="0.17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3465a4" draw:marker-start-width="0.32cm" draw:marker-end="Arrow_20_concave" draw:marker-end-width="0.2cm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626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1.514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512cm" fo:min-width="0.26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75cm" fo:min-width="0cm"/>
    </style:style>
    <style:style style:name="gr22" style:family="graphic" style:parent-style-name="standard">
      <style:graphic-properties svg:stroke-color="#000000" draw:marker-end="" draw:marker-end-width="0.1cm" draw:textarea-vertical-align="middle"/>
    </style:style>
    <style:style style:name="gr23" style:family="graphic" style:parent-style-name="standard">
      <style:graphic-properties svg:stroke-color="#000000" draw:fill-color="#f0e6ff" draw:textarea-horizontal-align="justify" draw:textarea-vertical-align="middle" draw:auto-grow-height="false" fo:min-height="0.094cm" fo:min-width="0cm"/>
    </style:style>
    <style:style style:name="gr24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466cm" fo:min-width="3.032cm" fo:wrap-option="no-wrap"/>
      <style:paragraph-properties style:writing-mode="lr-tb"/>
    </style:style>
    <style:style style:name="gr25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023cm" fo:min-width="3.851cm" fo:wrap-option="no-wrap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7.832cm" fo:min-width="0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7.747cm" fo:min-width="0cm"/>
    </style:style>
    <style:style style:name="gr28" style:family="graphic" style:parent-style-name="standard">
      <style:graphic-properties draw:stroke="none" draw:fill="none" fo:min-height="0.396cm"/>
      <style:paragraph-properties style:writing-mode="lr-tb"/>
    </style:style>
    <style:style style:name="gr29" style:family="graphic" style:parent-style-name="standard">
      <style:graphic-properties draw:stroke="dash" draw:stroke-dash="Dashed_20__28_var_29_" svg:stroke-color="#000000" draw:marker-end="Arrow_20_concave" draw:textarea-vertical-align="middle"/>
    </style:style>
    <style:style style:name="gr30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3.045cm" fo:min-width="0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3.314cm" fo:min-width="0cm"/>
    </style:style>
    <style:style style:name="gr33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466cm" fo:min-width="3.97cm" fo:wrap-option="no-wrap"/>
      <style:paragraph-properties style:writing-mode="lr-tb"/>
    </style:style>
    <style:style style:name="gr34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657cm" fo:min-width="3.247cm" fo:wrap-option="no-wrap"/>
      <style:paragraph-properties style:writing-mode="lr-tb"/>
    </style:style>
    <style:style style:name="gr35" style:family="graphic" style:parent-style-name="standard">
      <style:graphic-properties svg:stroke-color="#000000" draw:fill="hatch" draw:fill-color="#ffffff" draw:fill-hatch-name="Hatching_20_1" draw:fill-hatch-solid="true" draw:textarea-horizontal-align="justify" draw:textarea-vertical-align="middle" draw:auto-grow-height="false" fo:min-height="8.5cm" fo:min-width="0cm"/>
    </style:style>
    <style:style style:name="gr36" style:family="graphic" style:parent-style-name="standard">
      <style:graphic-properties svg:stroke-color="#000000" draw:fill="hatch" draw:fill-color="#ffffff" draw:fill-hatch-name="Hatching_20_2" draw:fill-hatch-solid="true" draw:textarea-horizontal-align="justify" draw:textarea-vertical-align="middle" draw:auto-grow-height="false" fo:min-height="8.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34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617cm"/>
      <style:paragraph-properties style:writing-mode="lr-tb"/>
    </style:style>
    <style:style style:name="gr39" style:family="graphic" style:parent-style-name="standard">
      <style:graphic-properties svg:stroke-color="#000000" draw:fill-color="#ffe1ff" draw:opacity="50%" draw:textarea-horizontal-align="justify" draw:textarea-vertical-align="middle" draw:auto-grow-height="false" draw:shadow="hidden" draw:shadow-opacity="50%"/>
    </style:style>
    <style:style style:name="gr40" style:family="graphic" style:parent-style-name="standard">
      <style:graphic-properties svg:stroke-color="#000000" draw:fill-color="#ffe1ff" draw:textarea-horizontal-align="justify" draw:textarea-vertical-align="middle" draw:auto-grow-height="false" draw:shadow="hidden"/>
    </style:style>
    <style:style style:name="gr41" style:family="graphic" style:parent-style-name="standard">
      <style:graphic-properties svg:stroke-color="#000000" draw:fill-color="#ffe1ff" draw:textarea-horizontal-align="justify" draw:textarea-vertical-align="middle" draw:auto-grow-height="false" fo:min-height="0.277cm" fo:min-width="0cm"/>
    </style:style>
    <style:style style:name="gr42" style:family="graphic" style:parent-style-name="standard">
      <style:graphic-properties svg:stroke-color="#000000" draw:fill="hatch" draw:fill-color="#ffffff" draw:fill-hatch-name="Hatching_20_1" draw:fill-hatch-solid="true" draw:textarea-horizontal-align="justify" draw:textarea-vertical-align="middle" draw:auto-grow-height="false" fo:min-height="7.832cm" fo:min-width="0cm"/>
    </style:style>
    <style:style style:name="gr43" style:family="graphic" style:parent-style-name="standard">
      <style:graphic-properties svg:stroke-color="#000000" draw:fill="hatch" draw:fill-color="#ffffff" draw:fill-hatch-name="Hatching_20_2" draw:fill-hatch-solid="true" draw:textarea-horizontal-align="justify" draw:textarea-vertical-align="middle" draw:auto-grow-height="false" fo:min-height="7.747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1.85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1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2.512cm"/>
      <style:paragraph-properties style:writing-mode="lr-tb"/>
    </style:style>
    <style:style style:name="gr47" style:family="graphic" style:parent-style-name="standard">
      <style:graphic-properties svg:stroke-color="#000000" draw:fill="hatch" draw:fill-color="#ffffff" draw:fill-hatch-name="Hatching_20_1" draw:fill-hatch-solid="true" draw:textarea-horizontal-align="justify" draw:textarea-vertical-align="middle" draw:auto-grow-height="false" fo:min-height="6.288cm" fo:min-width="0cm"/>
    </style:style>
    <style:style style:name="gr48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657cm" fo:min-width="2.43cm" fo:wrap-option="no-wrap"/>
      <style:paragraph-properties style:writing-mode="lr-tb"/>
    </style:style>
    <style:style style:name="gr49" style:family="graphic" style:parent-style-name="standard">
      <style:graphic-properties svg:stroke-color="#000000" draw:fill-color="#ffffcc" draw:textarea-horizontal-align="justify" draw:textarea-vertical-align="middle" draw:auto-grow-height="false" fo:min-height="0.648cm" fo:min-width="2.194cm"/>
      <style:paragraph-properties style:writing-mode="lr-tb"/>
    </style:style>
    <style:style style:name="gr50" style:family="graphic" style:parent-style-name="standard">
      <style:graphic-properties svg:stroke-color="#000000" draw:fill="hatch" draw:fill-color="#ffffff" draw:fill-hatch-name="Hatching_20_1" draw:fill-hatch-solid="true" draw:textarea-horizontal-align="justify" draw:textarea-vertical-align="middle" draw:auto-grow-height="false" fo:min-height="5.717cm" fo:min-width="0cm"/>
    </style:style>
    <style:style style:name="gr51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002cm" fo:min-width="1.824cm" fo:wrap-option="no-wrap"/>
      <style:paragraph-properties style:writing-mode="lr-tb"/>
    </style:style>
    <style:style style:name="gr52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36cm" fo:min-width="1.824cm" fo:wrap-option="no-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1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592cm"/>
      <style:paragraph-properties style:writing-mode="lr-tb"/>
    </style:style>
    <style:style style:name="gr55" style:family="graphic" style:parent-style-name="standard">
      <style:graphic-properties svg:stroke-color="#000000" draw:fill="solid" draw:fill-color="#ffe1ff" draw:textarea-horizontal-align="justify" draw:textarea-vertical-align="middle" draw:auto-grow-height="false" draw:shadow="hidden"/>
    </style:style>
    <style:style style:name="gr56" style:family="graphic" style:parent-style-name="standard">
      <style:graphic-properties svg:stroke-color="#000000" draw:fill="solid" draw:fill-color="#ffe1ff" draw:opacity="50%" draw:textarea-horizontal-align="justify" draw:textarea-vertical-align="middle" draw:auto-grow-height="false" draw:shadow="hidden" draw:shadow-opacity="50%"/>
    </style:style>
    <style:style style:name="gr57" style:family="graphic" style:parent-style-name="standard">
      <style:graphic-properties svg:stroke-color="#000000" draw:fill="hatch" draw:fill-color="#ffffff" draw:fill-hatch-name="Hatching_20_2" draw:fill-hatch-solid="true" draw:textarea-horizontal-align="justify" draw:textarea-vertical-align="middle" draw:auto-grow-height="false" fo:min-height="7.697cm" fo:min-width="0cm"/>
    </style:style>
    <style:style style:name="gr58" style:family="graphic" style:parent-style-name="standard">
      <style:graphic-properties svg:stroke-color="#000000" draw:fill="hatch" draw:fill-color="#ffffff" draw:fill-hatch-name="Hatching_20_1" draw:fill-hatch-solid="true" draw:textarea-horizontal-align="justify" draw:textarea-vertical-align="middle" draw:auto-grow-height="false" fo:min-height="7.717cm" fo:min-width="0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template2-title">
      <style:graphic-properties draw:auto-grow-height="true" fo:min-height="1.741cm"/>
      <style:paragraph-properties style:writing-mode="lr-tb"/>
    </style:style>
    <style:style style:name="pr4" style:family="presentation" style:parent-style-name="template2-outline1">
      <style:graphic-properties fo:min-height="1.857cm"/>
      <style:paragraph-properties style:writing-mode="lr-tb"/>
    </style:style>
    <style:style style:name="pr5" style:family="presentation" style:parent-style-name="templat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21-title">
      <style:graphic-properties draw:auto-grow-height="true" fo:min-height="1.737cm"/>
      <style:paragraph-properties style:writing-mode="lr-tb"/>
    </style:style>
    <style:style style:name="pr7" style:family="presentation" style:parent-style-name="template21-outline1">
      <style:graphic-properties fo:min-height="14.15cm"/>
      <style:paragraph-properties style:writing-mode="lr-tb"/>
    </style:style>
    <style:style style:name="pr8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emplate2-notes">
      <style:graphic-properties draw:fill-color="#ffffff" draw:auto-grow-height="true" fo:min-height="13.611cm"/>
      <style:paragraph-properties style:writing-mode="lr-tb"/>
    </style:style>
    <style:style style:name="pr10" style:family="presentation" style:parent-style-name="template2-notes">
      <style:graphic-properties draw:fill-color="#ffffff" draw:auto-grow-height="true" fo:min-height="14.676cm"/>
      <style:paragraph-properties style:writing-mode="lr-tb"/>
    </style:style>
    <style:style style:name="pr11" style:family="presentation" style:parent-style-name="template2-notes">
      <style:graphic-properties draw:fill-color="#ffffff" draw:auto-grow-height="true" fo:min-height="13.966cm"/>
      <style:paragraph-properties style:writing-mode="lr-tb"/>
    </style:style>
    <style:style style:name="pr12" style:family="presentation" style:parent-style-name="master_5f_-title">
      <style:graphic-properties draw:auto-grow-height="true" fo:min-height="1.741cm"/>
      <style:paragraph-properties style:writing-mode="lr-tb"/>
    </style:style>
    <style:style style:name="pr13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template2_5f_-title">
      <style:graphic-properties fo:min-height="1.741cm"/>
      <style:paragraph-properties style:writing-mode="lr-tb"/>
    </style:style>
    <style:style style:name="pr15" style:family="presentation" style:parent-style-name="template2_5f_-outline1">
      <style:graphic-properties fo:min-height="14.15cm"/>
      <style:paragraph-properties style:writing-mode="lr-tb"/>
    </style:style>
    <style:style style:name="pr16" style:family="presentation" style:parent-style-name="template2_5f_-notes">
      <style:graphic-properties draw:fill-color="#ffffff" fo:min-height="13.364cm"/>
      <style:paragraph-properties style:writing-mode="lr-tb"/>
    </style:style>
    <style:style style:name="pr17" style:family="presentation" style:parent-style-name="master_5f_-outline1">
      <style:graphic-properties fo:min-height="1.857cm"/>
      <style:paragraph-properties style:writing-mode="lr-tb"/>
    </style:style>
    <style:style style:name="pr18" style:family="presentation" style:parent-style-name="template21-title">
      <style:graphic-properties draw:auto-grow-height="true" fo:min-height="3.473cm"/>
      <style:paragraph-properties style:writing-mode="lr-tb"/>
    </style:style>
    <style:style style:name="pr19" style:family="presentation" style:parent-style-name="template2-notes">
      <style:graphic-properties draw:fill-color="#ffffff" draw:auto-grow-height="true" fo:min-height="14.721cm"/>
      <style:paragraph-properties style:writing-mode="lr-tb"/>
    </style:style>
    <style:style style:name="pr20" style:family="presentation" style:parent-style-name="template2-notes">
      <style:graphic-properties draw:fill-color="#ffffff" draw:auto-grow-height="true" fo:min-height="14.166cm"/>
      <style:paragraph-properties style:writing-mode="lr-tb"/>
    </style:style>
    <style:style style:name="pr21" style:family="presentation" style:parent-style-name="master_5f_-title">
      <style:graphic-properties fo:min-height="1.741cm"/>
      <style:paragraph-properties style:writing-mode="lr-tb"/>
    </style:style>
    <style:style style:name="pr22" style:family="presentation" style:parent-style-name="master_5f_-outline1" style:list-style-name="L4">
      <style:graphic-properties fo:min-height="14.15cm"/>
      <style:paragraph-properties style:writing-mode="lr-tb"/>
    </style:style>
    <style:style style:name="pr23" style:family="presentation" style:parent-style-name="master_5f_-notes">
      <style:graphic-properties draw:fill-color="#ffffff" fo:min-height="13.63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5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ru" fo:country="RU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3" style:family="paragraph">
      <style:paragraph-properties fo:margin-top="0cm" fo:margin-bottom="0.2cm">
        <style:tab-stops>
          <style:tab-stop style:position="11.013cm"/>
        </style:tab-stops>
      </style:paragraph-properties>
    </style:style>
    <style:style style:name="P14" style:family="paragraph">
      <style:paragraph-properties fo:margin-top="0cm" fo:margin-bottom="0.4cm">
        <style:tab-stops>
          <style:tab-stop style:position="11.013cm"/>
        </style:tab-stops>
      </style:paragraph-properties>
    </style:style>
    <style:style style:name="P15" style:family="paragraph">
      <style:paragraph-properties style:writing-mode="lr-tb"/>
      <style:text-properties fo:color="#000000" loext:opacity="100%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0e6ff"/>
      <style:paragraph-properties fo:text-align="center"/>
    </style:style>
    <style:style style:name="P18" style:family="paragraph">
      <loext:graphic-properties draw:fill-color="#f0e6ff" draw:opacity="50%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cm" fo:margin-bottom="0.2cm" fo:text-indent="0cm"/>
    </style:style>
    <style:style style:name="P30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text-align="start" style:writing-mode="lr-tb"/>
      <style:text-properties style:font-name="Liberation Mono1" fo:font-size="18pt"/>
    </style:style>
    <style:style style:name="P36" style:family="paragraph">
      <style:paragraph-properties fo:margin-left="0cm" fo:margin-right="0cm" fo:margin-top="0cm" fo:margin-bottom="0.2cm" fo:text-indent="-0.6cm"/>
    </style:style>
    <style:style style:name="P37" style:family="paragraph">
      <loext:graphic-properties draw:fill-color="#ffffff"/>
      <style:paragraph-properties fo:margin-left="0cm" fo:margin-right="0cm" fo:margin-top="0cm" fo:margin-bottom="0.2cm" fo:text-indent="0cm" style:writing-mode="lr-tb">
        <style:tab-stops>
          <style:tab-stop style:position="11.21cm"/>
        </style:tab-stops>
      </style:paragraph-properties>
      <style:text-properties fo:font-size="14pt" style:font-size-asian="14pt" style:font-size-complex="14pt"/>
    </style:style>
    <style:style style:name="P38" style:family="paragraph">
      <style:paragraph-properties fo:margin-top="0cm" fo:margin-bottom="0cm"/>
    </style:style>
    <style:style style:name="P39" style:family="paragraph">
      <style:paragraph-properties style:writing-mode="lr-tb"/>
      <style:text-properties fo:color="#000000" loext:opacity="100%" fo:font-size="22pt" style:font-size-asian="22pt" style:font-size-complex="22pt"/>
    </style:style>
    <style:style style:name="P40" style:family="paragraph">
      <loext:graphic-properties draw:fill="hatch" draw:fill-color="#ffffff" draw:fill-hatch-name="Hatching_20_1" draw:fill-hatch-solid="true"/>
      <style:paragraph-properties fo:text-align="center"/>
    </style:style>
    <style:style style:name="P41" style:family="paragraph">
      <loext:graphic-properties draw:fill="hatch" draw:fill-color="#ffffff" draw:fill-hatch-name="Hatching_20_2" draw:fill-hatch-solid="true"/>
      <style:paragraph-properties fo:text-align="center"/>
    </style:style>
    <style:style style:name="P42" style:family="paragraph">
      <loext:graphic-properties draw:fill-color="#ffe1ff" draw:opacity="50%"/>
      <style:paragraph-properties fo:text-align="center"/>
    </style:style>
    <style:style style:name="P43" style:family="paragraph">
      <loext:graphic-properties draw:fill-color="#ffe1ff"/>
      <style:paragraph-properties fo:text-align="center"/>
    </style:style>
    <style:style style:name="P44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paragraph-properties fo:text-align="start" style:writing-mode="lr-tb"/>
    </style:style>
    <style:style style:name="P46" style:family="paragraph">
      <style:paragraph-properties fo:text-align="center" style:writing-mode="lr-tb"/>
    </style:style>
    <style:style style:name="P47" style:family="paragraph">
      <loext:graphic-properties draw:fill-color="#ffffcc"/>
      <style:paragraph-properties fo:text-align="center" style:writing-mode="lr-tb"/>
    </style:style>
    <style:style style:name="P48" style:family="paragraph">
      <loext:graphic-properties draw:fill="solid" draw:fill-color="#ffe1ff"/>
      <style:paragraph-properties fo:text-align="center"/>
    </style:style>
    <style:style style:name="P49" style:family="paragraph">
      <loext:graphic-properties draw:fill="solid" draw:fill-color="#ffe1ff" draw:opacity="50%"/>
      <style:paragraph-properties fo:text-align="center"/>
    </style:style>
    <style:style style:name="P50" style:family="paragraph">
      <style:paragraph-properties fo:margin-top="0cm" fo:margin-bottom="0.2cm"/>
    </style:style>
    <style:style style:name="P51" style:family="paragraph">
      <style:paragraph-properties fo:margin-top="0cm" fo:margin-bottom="0.5cm"/>
    </style:style>
    <style:style style:name="P52" style:family="paragraph">
      <loext:graphic-properties draw:fill-color="#ffffff"/>
      <style:paragraph-properties style:writing-mode="lr-tb"/>
    </style:style>
    <style:style style:name="P53" style:family="paragraph">
      <style:paragraph-properties fo:margin-top="0cm" fo:margin-bottom="0.3cm"/>
    </style:style>
    <style:style style:name="P54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55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Sans5" fo:font-size="14pt" style:font-size-asian="14pt" style:font-size-complex="14pt"/>
    </style:style>
    <style:style style:name="T1" style:family="text">
      <style:text-properties fo:color="#ffffff" loext:opacity="100%" style:font-name="Liberation Sans5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5" fo:language="ru" fo:country="RU"/>
    </style:style>
    <style:style style:name="T3" style:family="text">
      <style:text-properties fo:color="#ffffff" loext:opacity="100%" fo:font-size="36pt" fo:language="ru" fo:country="RU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loext:opacity="100%" fo:font-size="28pt" fo:language="ru" fo:country="RU" style:font-size-asian="28pt" style:font-size-complex="28pt"/>
    </style:style>
    <style:style style:name="T11" style:family="text">
      <style:text-properties fo:color="#000000" loext:opacity="100%" style:font-name="Liberation Serif4" fo:font-size="28pt" fo:language="ru" fo:country="RU" fo:font-style="normal" style:font-name-asian="Liberation Serif7" style:font-size-asian="28pt" style:font-style-asian="normal" style:font-name-complex="Liberation Serif7" style:font-size-complex="28pt" style:font-style-complex="normal"/>
    </style:style>
    <style:style style:name="T12" style:family="text">
      <style:text-properties fo:color="#000000" loext:opacity="100%" style:font-name="Liberation Serif4" fo:font-size="22pt" fo:language="ru" fo:country="RU" fo:font-style="normal" style:font-name-asian="Liberation Serif7" style:font-size-asian="22pt" style:font-style-asian="normal" style:font-name-complex="Liberation Serif7" style:font-size-complex="22pt" style:font-style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anguage="ru" fo:country="RU" style:font-size-asian="10pt" style:font-size-complex="10pt"/>
    </style:style>
    <style:style style:name="T16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roid Sans Fallback2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5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6" style:family="text">
      <style:text-properties fo:color="#000000" loext:opacity="100%" fo:font-size="14pt" fo:language="ru" fo:country="RU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27" style:family="text">
      <style:text-properties style:font-name="Liberation Mono1" fo:font-size="18pt"/>
    </style:style>
    <style:style style:name="T28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29" style:family="text">
      <style:text-properties fo:color="#000000" loext:opacity="100%" fo:font-size="22pt" fo:language="ru" fo:country="RU" style:font-size-asian="22pt" style:font-size-complex="22pt"/>
    </style:style>
    <style:style style:name="T30" style:family="text">
      <style:text-properties fo:color="#800000" loext:opacity="100%" fo:font-size="28pt" fo:language="ru" fo:country="RU" style:font-size-asian="28pt" style:font-size-complex="28pt"/>
    </style:style>
    <style:style style:name="T31" style:family="text">
      <style:text-properties fo:font-size="12pt" fo:language="ru" fo:country="RU" style:font-size-asian="12pt" style:font-size-complex="12pt"/>
    </style:style>
    <style:style style:name="T32" style:family="text">
      <style:text-properties fo:color="#000000" loext:opacity="100%" fo:font-size="14pt" fo:language="ru" fo:country="RU" style:font-size-asian="14pt" style:font-size-complex="14pt"/>
    </style:style>
    <style:style style:name="T33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erif4" fo:font-size="28pt" fo:language="ru" fo:country="RU" fo:font-style="normal" fo:text-shadow="none" style:text-underline-style="none" fo:font-weight="normal" style:letter-kerning="true" style:font-name-asian="Droid Sans Fallback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erif4" fo:font-size="22pt" fo:language="ru" fo:country="RU" fo:font-style="normal" fo:text-shadow="none" style:text-underline-style="none" fo:font-weight="normal" style:letter-kerning="true" style:font-name-asian="Droid Sans Fallback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6pt" fo:language="ru" fo:country="RU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епликация</text:span><text:span text:style-name="T2"><text:line-break/></text:span><text:span text:style-name="T2">Сценарии </text:span><text:span text:style-name="T2">использования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</text:span><text:span text:style-name="T6">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</text:span><text:span text:style-name="T6">демонстрации) разрешается без ограничений. Коммерческое </text:span><text:span text:style-name="T6">использование возможно только с письменного разрешения компании </text:span><text:span text:style-name="T6">Postgres Professional. Запрещается внесение изменений в материалы </text:span><text:span text:style-name="T6">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</text:span><text:span text:style-name="T6">любые повреждения и убытки, включая потерю дохода, нанесенные </text:span><text:span text:style-name="T6">прямым или непрямым, специальным или случайным использованием </text:span><text:span text:style-name="T6">материалов курса. Компания Postgres Professional не предоставляет </text:span><text:span text:style-name="T6">каких-либо гарантий на материалы курса. Материалы курса </text:span><text:span text:style-name="T6">предоставляются на основе принципа «как есть» и компания Postgres </text:span><text:span text:style-name="T6">Professional не обязана предоставлять сопровождение, поддержку, </text:span><text:span text:style-name="T6">обновления, расширения и изменения. </text:span></text:p>
            </draw:text-box>
          </draw:frame>
        </presentation:notes>
      </draw:page>
      <draw:page draw:name="page2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Использование физической репликации</text:span></text:p>
              </text:list-item>
              <text:list-item>
                <text:p text:style-name="P9"><text:span text:style-name="T10">Использование логической репликации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9">Физическая </text:span><text:span text:style-name="T9">репликация</text:span></text:p>
          </draw:text-box>
        </draw:frame>
        <draw:frame presentation:style-name="pr7" draw:text-style-name="P8" draw:layer="layout" svg:width="25.199cm" svg:height="12.179cm" svg:x="1.2cm" svg:y="4.8cm" presentation:class="outline">
          <draw:text-box>
            <text:list text:style-name="L3">
              <text:list-item>
                <text:p text:style-name="P9"><text:span text:style-name="T10">Горячий резерв для высокой доступности</text:span></text:p>
              </text:list-item>
              <text:list-item>
                <text:p text:style-name="P9"><text:span text:style-name="T10">Балансировка OLTP-нагрузки</text:span></text:p>
              </text:list-item>
              <text:list-item>
                <text:p text:style-name="P9"><text:span text:style-name="T10">Реплика для отчетов</text:span></text:p>
              </text:list-item>
              <text:list-item>
                <text:p text:style-name="P9"><text:span text:style-name="T10">Несколько реплик и каскадная репликация</text:span></text:p>
              </text:list-item>
              <text:list-item>
                <text:p text:style-name="P9"><text:span text:style-name="T10">Отложенная репликация</text:span>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Горячий резерв для </text:span><text:span text:style-name="T9">HA</text:span></text:p>
          </draw:text-box>
        </draw:fram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<text:s/>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3"><text:span text:style-name="T12">синхронная репликация: реплика максимально соответствует мастеру</text:span></text:p>
              </text:list-item>
              <text:list-item>
                <text:p text:style-name="P14"><text:span text:style-name="T12">запросы к реплике возможны, но не приоритетны:</text:span><text:span text:style-name="T12"><text:line-break/></text:span><text:span text:style-name="T12">они будут прерваны при любом конфликте</text:span></text:p>
              </text:list-item>
            </text:list>
          </draw:text-box>
        </draw:frame>
        <draw:custom-shape draw:style-name="gr3" draw:text-style-name="P16" draw:layer="layout" svg:width="0.5cm" svg:height="8.75cm" draw:transform="rotate (-1.5707963267949) translate (15.552cm 9.102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5.356cm 8.65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09cm" svg:y="5.6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2cm 8.24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1cm" svg:y="6.227cm" svg:viewBox="0 0 3009 823" svg:d="M3009 407c0 208-754 416-1507 416-721 0-1443-191-1502-390v-18c0-208 753-415 1506-415 721 0 1444 190 1503 389z">
          <text:p/>
        </draw:path>
        <draw:frame draw:style-name="gr8" draw:text-style-name="P20" draw:layer="layout" svg:width="3.851cm" svg:height="1.207cm" svg:x="3.126cm" svg:y="4.36cm">
          <draw:text-box>
            <text:p text:style-name="P19"><text:span text:style-name="T13">основной сервер</text:span></text:p>
            <text:p text:style-name="P19"><text:span text:style-name="T13">(мастер)</text:span></text:p>
          </draw:text-box>
        </draw:frame>
        <draw:frame draw:style-name="gr9" draw:text-style-name="P21" draw:layer="layout" svg:width="2.907cm" svg:height="0.649cm" svg:x="3.526cm" svg:y="12.46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626cm" svg:y="8.861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onnector draw:style-name="gr11" draw:text-style-name="P19" draw:layer="layout" draw:type="curve" draw:line-skew="-0.163cm" svg:x1="3.211cm" svg:y1="10.635cm" svg:x2="3.211cm" svg:y2="12.141cm" svg:d="M3211 10635c507 0 507 1506 0 1506" svg:viewBox="0 0 381 1507">
          <text:p/>
        </draw:connector>
        <draw:custom-shape draw:style-name="gr12" draw:text-style-name="P17" draw:layer="layout" svg:width="0.377cm" svg:height="0.527cm" svg:x="3.485cm" svg:y="10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2cm" svg:y="10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3.485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2cm" svg:height="0.527cm" svg:x="4.539cm" svg:y="11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4.012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5.744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cm" svg:height="0.527cm" svg:x="3.862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841cm" svg:y="11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5.217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1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4.012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4.765cm" svg:y="11.8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3.485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389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1cm" svg:height="0.527cm" svg:x="5.97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5.594cm" svg:y="11.8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528cm" svg:height="0.527cm" svg:x="5.066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1cm" svg:y="11.8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0.3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1.1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1.878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8cm" svg:y1="10.635cm" svg:x2="4.765cm" svg:y2="10.635cm">
          <text:p/>
        </draw:line>
        <draw:connector draw:style-name="gr17" draw:text-style-name="P19" draw:layer="layout" draw:type="curve" draw:line-skew="0.151cm" svg:x1="3.172cm" svg:y1="12.148cm" svg:x2="3.172cm" svg:y2="10.642cm" svg:d="M3172 12148c-525 0-525-1506 0-1506" svg:viewBox="0 0 395 1507">
          <text:p/>
        </draw:connector>
        <draw:custom-shape draw:style-name="gr5" draw:text-style-name="P16" draw:layer="layout" svg:width="3.012cm" svg:height="2.636cm" svg:x="17.509cm" svg:y="5.6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20.522cm 8.249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7.511cm" svg:y="6.228cm" svg:viewBox="0 0 3009 823" svg:d="M3009 407c0 208-754 416-1507 416-721 0-1443-191-1502-390v-18c0-208 753-415 1506-415 721 0 1444 190 1503 389z">
          <text:p/>
        </draw:path>
        <draw:frame draw:style-name="gr18" draw:text-style-name="P20" draw:layer="layout" svg:width="4.126cm" svg:height="1.207cm" svg:x="16.926cm" svg:y="4.362cm">
          <draw:text-box>
            <text:p text:style-name="P19"><text:span text:style-name="T13">резервный сервер</text:span></text:p>
            <text:p text:style-name="P19"><text:span text:style-name="T13">(реплика)</text:span></text:p>
          </draw:text-box>
        </draw:frame>
        <draw:custom-shape draw:style-name="gr19" draw:text-style-name="P27" draw:layer="layout" svg:width="2.1cm" svg:height="0.9cm" svg:x="5.502cm" svg:y="8.90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1" draw:id="id1" draw:layer="layout" svg:width="2.1cm" svg:height="0.9cm" svg:x="15.603cm" svg:y="8.903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7.367cm" svg:y="9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762cm" svg:height="0.762cm" svg:x="11.167cm" svg:y="8.9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84cm" svg:height="0.692cm" svg:x="18.73cm" svg:y="8.354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2" draw:id="id2" draw:layer="layout" svg:width="2.1cm" svg:height="0.9cm" svg:x="17.972cm" svg:y="8.906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7.703cm" svg:y1="9.353cm" svg:x2="17.972cm" svg:y2="9.356cm" draw:start-shape="id1" draw:start-glue-point="1" draw:end-shape="id2" draw:end-glue-point="3" svg:d="M17703 9353h135v3h134" svg:viewBox="0 0 270 4">
          <text:p/>
        </draw:connector>
        <draw:custom-shape draw:style-name="gr23" draw:text-style-name="P17" draw:layer="layout" svg:width="0.486cm" svg:height="0.486cm" svg:x="7.489cm" svg:y="9.1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28" draw:layer="layout" svg:width="5.018cm" svg:height="1.016cm" svg:x="7.174cm" svg:y="5.588cm">
          <text:p text:style-name="P26"><text:span text:style-name="T15">synchronous_commit = 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909.26479378362 34789.38053097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8" draw:layer="layout" svg:width="6.183cm" svg:height="1.808cm" svg:x="21.336cm" svg:y="5.304cm">
          <text:p text:style-name="P26"><text:span text:style-name="T15">hot_standby_feedback = off</text:span></text:p>
          <text:p text:style-name="P26"><text:span text:style-name="T15">max_standby_streaming_delay = </text:span><text:span text:style-name="T16">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83.82923673997 23355.2238805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30" draw:layer="layout" svg:width="16.799cm" svg:height="13.611cm" svg:x="2.1cm" svg:y="14.107cm" presentation:class="notes" presentation:user-transformed="true">
            <draw:text-box>
              <text:p text:style-name="P29"><text:span text:style-name="T17">Реплика может создаваться для решения разных задач, и настройка </text:span><text:span text:style-name="T17">зависит от ее предназначения.</text:span></text:p>
              <text:p text:style-name="P29"><text:span text:style-name="T17">Один из возможных вариантов — обеспечение горячего резерва для </text:span><text:span text:style-name="T17">целей высокой доступности. Это означает, что при сбое основного </text:span><text:span text:style-name="T17">сервера требуется как можно быстрее перейти на реплику, не потеряв </text:span><text:span text:style-name="T17">при этом данные.</text:span></text:p>
              <text:p text:style-name="P29"><text:span text:style-name="T17">Надежность обеспечивает синхронная репликация в режиме </text:span><text:span text:style-name="T18">synchronous_commit</text:span><text:span text:style-name="T17"> = on (значение write не гарантирует надежность; </text:span><text:span text:style-name="T17">значение apply будет перебором).</text:span></text:p>
              <text:p text:style-name="P29"><text:span text:style-name="T17">Чтобы реплика как можно меньше отставала от основного сервера, </text:span><text:span text:style-name="T17">нужно применять журнальные записи сразу же. Для этого выставляем </text:span><text:span text:style-name="T17">задержку </text:span><text:span text:style-name="T18">max_standby_streaming_delay</text:span><text:span text:style-name="T17"> в небольшое значение.</text:span></text:p>
              <text:p text:style-name="P29"><text:span text:style-name="T17">Чтобы запросы к реплике не могли негативно повлиять на основной </text:span><text:span text:style-name="T17">сервер, выключаем обратную связь (</text:span><text:span text:style-name="T18">hot_standby_feedback</text:span><text:span text:style-name="T17"> = off).</text:span></text:p>
              <text:p text:style-name="P29"><text:span text:style-name="T17">С такими настройками запросы к реплике возможны, но в случае </text:span><text:span text:style-name="T17">конфликтов они будут прерваны. Если запросы к реплике не </text:span><text:span text:style-name="T17">предполагаются, можно создать ее в режиме «теплого резерва» </text:span><text:span text:style-name="T17">(</text:span><text:span text:style-name="T18">hot_standby</text:span><text:span text:style-name="T17"> = off).</text:span></text:p>
              <text:p text:style-name="P29"><text:span text:style-name="T17"/></text:p>
              <text:p text:style-name="P29"><text:span text:style-name="T17">Заметим, что репликация — базовый механизм для обеспечения </text:span><text:span text:style-name="T17">высокой доступности, но далеко не все, что нужно. Более подробнее </text:span><text:span text:style-name="T17">это обсуждается в модуле «Кластерные технологии».</text:span></text:p>
            </draw:text-box>
          </draw:frame>
        </presentation:notes>
      </draw:page>
      <draw:page draw:name="page5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Балансировка OLTP</text:span></text:p>
          </draw:text-box>
        </draw:fram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<text:s/>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3"><text:span text:style-name="T12">запросы на реплике должны отрабатывать</text:span></text:p>
              </text:list-item>
              <text:list-item>
                <text:p text:style-name="P13"><text:span text:style-name="T12">долгие запросы повлияют на мастер, но в OLTP-нагрузке их не должно быть</text:span></text:p>
              </text:list-item>
              <text:list-item>
                <text:p text:style-name="P13"><text:span text:style-name="T12">согласованность данных должна обеспечиваться отдельно</text:span></text:p>
              </text:list-item>
            </text:list>
          </draw:text-box>
        </draw:frame>
        <draw:custom-shape draw:style-name="gr3" draw:text-style-name="P16" draw:layer="layout" svg:width="0.5cm" svg:height="8.75cm" draw:transform="rotate (-1.5707963267949) translate (15.552cm 9.102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5.356cm 8.65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09cm" svg:y="5.6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2cm 8.24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1cm" svg:y="6.227cm" svg:viewBox="0 0 3009 823" svg:d="M3009 407c0 208-754 416-1507 416-721 0-1443-191-1502-390v-18c0-208 753-415 1506-415 721 0 1444 190 1503 389z">
          <text:p/>
        </draw:path>
        <draw:frame draw:style-name="gr8" draw:text-style-name="P20" draw:layer="layout" svg:width="3.851cm" svg:height="1.207cm" svg:x="3.126cm" svg:y="4.36cm">
          <draw:text-box>
            <text:p text:style-name="P19"><text:span text:style-name="T13">основной сервер</text:span></text:p>
            <text:p text:style-name="P19"><text:span text:style-name="T13">(мастер)</text:span></text:p>
          </draw:text-box>
        </draw:frame>
        <draw:frame draw:style-name="gr9" draw:text-style-name="P21" draw:layer="layout" svg:width="2.907cm" svg:height="0.649cm" svg:x="3.526cm" svg:y="12.46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626cm" svg:y="8.861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onnector draw:style-name="gr11" draw:text-style-name="P19" draw:layer="layout" draw:type="curve" draw:line-skew="-0.163cm" svg:x1="3.211cm" svg:y1="10.635cm" svg:x2="3.211cm" svg:y2="12.141cm" svg:d="M3211 10635c507 0 507 1506 0 1506" svg:viewBox="0 0 381 1507">
          <text:p/>
        </draw:connector>
        <draw:custom-shape draw:style-name="gr12" draw:text-style-name="P17" draw:layer="layout" svg:width="0.377cm" svg:height="0.527cm" svg:x="3.485cm" svg:y="10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2cm" svg:y="10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3.485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2cm" svg:height="0.527cm" svg:x="4.539cm" svg:y="11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4.012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5.744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cm" svg:height="0.527cm" svg:x="3.862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841cm" svg:y="11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5.217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1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4.012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4.765cm" svg:y="11.8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3.485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389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1cm" svg:height="0.527cm" svg:x="5.97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5.594cm" svg:y="11.8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528cm" svg:height="0.527cm" svg:x="5.066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1cm" svg:y="11.8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0.3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1.1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1.878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8cm" svg:y1="10.635cm" svg:x2="4.765cm" svg:y2="10.635cm">
          <text:p/>
        </draw:line>
        <draw:connector draw:style-name="gr17" draw:text-style-name="P19" draw:layer="layout" draw:type="curve" draw:line-skew="0.151cm" svg:x1="3.172cm" svg:y1="12.148cm" svg:x2="3.172cm" svg:y2="10.642cm" svg:d="M3172 12148c-525 0-525-1506 0-1506" svg:viewBox="0 0 395 1507">
          <text:p/>
        </draw:connector>
        <draw:custom-shape draw:style-name="gr5" draw:text-style-name="P16" draw:layer="layout" svg:width="3.012cm" svg:height="2.636cm" svg:x="17.509cm" svg:y="5.6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20.522cm 8.249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7.511cm" svg:y="6.228cm" svg:viewBox="0 0 3009 823" svg:d="M3009 407c0 208-754 416-1507 416-721 0-1443-191-1502-390v-18c0-208 753-415 1506-415 721 0 1444 190 1503 389z">
          <text:p/>
        </draw:path>
        <draw:frame draw:style-name="gr18" draw:text-style-name="P20" draw:layer="layout" svg:width="4.126cm" svg:height="1.207cm" svg:x="16.926cm" svg:y="4.362cm">
          <draw:text-box>
            <text:p text:style-name="P19"><text:span text:style-name="T13">резервный сервер</text:span></text:p>
            <text:p text:style-name="P19"><text:span text:style-name="T13">(реплика)</text:span></text:p>
          </draw:text-box>
        </draw:frame>
        <draw:custom-shape draw:style-name="gr19" draw:text-style-name="P27" draw:layer="layout" svg:width="2.1cm" svg:height="0.9cm" svg:x="5.502cm" svg:y="8.90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3" draw:id="id3" draw:layer="layout" svg:width="2.1cm" svg:height="0.9cm" svg:x="15.603cm" svg:y="8.903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7.367cm" svg:y="9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762cm" svg:height="0.762cm" svg:x="11.167cm" svg:y="8.9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84cm" svg:height="0.692cm" svg:x="18.73cm" svg:y="8.354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4" draw:id="id4" draw:layer="layout" svg:width="2.1cm" svg:height="0.9cm" svg:x="17.972cm" svg:y="8.906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7.703cm" svg:y1="9.353cm" svg:x2="17.972cm" svg:y2="9.356cm" draw:start-shape="id3" draw:start-glue-point="1" draw:end-shape="id4" draw:end-glue-point="3" svg:d="M17703 9353h135v3h134" svg:viewBox="0 0 270 4">
          <text:p/>
        </draw:connector>
        <draw:custom-shape draw:style-name="gr23" draw:text-style-name="P17" draw:layer="layout" svg:width="0.486cm" svg:height="0.486cm" svg:x="7.489cm" svg:y="9.1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28" draw:layer="layout" svg:width="5.018cm" svg:height="1.016cm" svg:x="7.174cm" svg:y="5.588cm">
          <text:p text:style-name="P26"><text:span text:style-name="T15">synchronous_commit = off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909.26479378362 34789.38053097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8" draw:layer="layout" svg:width="6.183cm" svg:height="1.808cm" svg:x="21.336cm" svg:y="5.304cm">
          <text:p text:style-name="P26"><text:span text:style-name="T15">hot_standby_feedback = on</text:span></text:p>
          <text:p text:style-name="P26"><text:span text:style-name="T15">max_standby_streaming_delay = </text:span><text:span text:style-name="T16">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83.82923673997 23355.2238805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30" draw:layer="layout" svg:width="16.799cm" svg:height="14.676cm" svg:x="2.1cm" svg:y="14.107cm" presentation:class="notes" presentation:user-transformed="true">
            <draw:text-box>
              <text:p text:style-name="P29"><text:span text:style-name="T17">Другой вариант — реплика используется для балансировки OLTP-</text:span><text:span text:style-name="T17">нагрузки на чтение.</text:span></text:p>
              <text:p text:style-name="P29"><text:span text:style-name="T17">OLTP-нагрузка характеризуется небольшими по длительности </text:span><text:span text:style-name="T17">запросами. Это позволяет достаточно тесно связать реплику с </text:span><text:span text:style-name="T17">основным сервером, чтобы запросы гарантированно не прерывались </text:span><text:span text:style-name="T17">из-за конфликтов, и в то же время не беспокоиться о негативном </text:span><text:span text:style-name="T17">влиянии на основной сервер.</text:span></text:p>
              <text:p text:style-name="P29"><text:span text:style-name="T17">Включаем обратную связь (</text:span><text:span text:style-name="T18">hot_standby_feedback</text:span><text:span text:style-name="T17"> = on) и выставляем </text:span><text:span text:style-name="T17">достаточно большую задержку применения конфликтных записей </text:span><text:span text:style-name="T17">(</text:span><text:span text:style-name="T18">max_standby_streaming_delay</text:span><text:span text:style-name="T17">).</text:span></text:p>
              <text:p text:style-name="P29"><text:span text:style-name="T17">Синхронная репликация в такой конфигурации, скорее всего, не </text:span><text:span text:style-name="T17">требуется. Она все равно не обеспечивает согласованность данных: </text:span><text:span text:style-name="T17">зафиксированное изменение на основном сервере не гарантирует, </text:span><text:span text:style-name="T17">что запрос к реплике увидит эти изменения.</text:span></text:p>
              <text:p text:style-name="P29"><text:span text:style-name="T17">Для обеспечения согласованности нужно, чтобы изменения </text:span><text:span text:style-name="T17">появлялись на обоих серверах </text:span><text:span text:style-name="T18">одновременно</text:span><text:span text:style-name="T17">. Режим </text:span><text:span text:style-name="T18">synchronous_commit </text:span><text:span text:style-name="T17">= apply позволяет дождаться применения </text:span><text:span text:style-name="T17">журнальной записи на реплике (ценой сильного падения </text:span><text:span text:style-name="T17">производительности основного сервера),</text:span><text:span text:style-name="T17"><text:line-break/></text:span><text:span text:style-name="T17">но остается возможность увидеть данные на реплике раньше, чем на </text:span><text:span text:style-name="T17">мастере. Надежное и прозрачное для приложений решение можно </text:span><text:span text:style-name="T17">получить, используя </text:span><text:span text:style-name="T19">специальные протоколы распределенных </text:span><text:span text:style-name="T19">транзакций (см. модуль «Кластерные технологии»).</text:span></text:p>
            </draw:text-box>
          </draw:frame>
        </presentation:notes>
      </draw:page>
      <draw:page draw:name="page6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Реплика для отчетов</text:span></text:p>
          </draw:text-box>
        </draw:fram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<text:s/>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3"><text:span text:style-name="T12">запросы на реплике должны отрабатывать, в том числе и долгие</text:span><text:span text:style-name="T12"><text:line-break/></text:span><text:span text:style-name="T12">(но не требуются самые актуальные данные)</text:span></text:p>
              </text:list-item>
              <text:list-item>
                <text:p text:style-name="P13"><text:span text:style-name="T12">мастер не должен испытывать негативного влияния обратной связи</text:span></text:p>
              </text:list-item>
              <text:list-item>
                <text:p text:style-name="P13"><text:span text:style-name="T12">чтобы совсем развязать серверы — убрать слот и использовать архив WAL</text:span></text:p>
              </text:list-item>
            </text:list>
          </draw:text-box>
        </draw:frame>
        <draw:custom-shape draw:style-name="gr3" draw:text-style-name="P16" draw:layer="layout" svg:width="0.5cm" svg:height="8.75cm" draw:transform="rotate (-1.5707963267949) translate (15.552cm 9.102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5.356cm 8.65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09cm" svg:y="5.6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2cm 8.24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1cm" svg:y="6.227cm" svg:viewBox="0 0 3009 823" svg:d="M3009 407c0 208-754 416-1507 416-721 0-1443-191-1502-390v-18c0-208 753-415 1506-415 721 0 1444 190 1503 389z">
          <text:p/>
        </draw:path>
        <draw:frame draw:style-name="gr8" draw:text-style-name="P20" draw:layer="layout" svg:width="3.851cm" svg:height="1.207cm" svg:x="3.126cm" svg:y="4.36cm">
          <draw:text-box>
            <text:p text:style-name="P19"><text:span text:style-name="T13">основной сервер</text:span></text:p>
            <text:p text:style-name="P19"><text:span text:style-name="T13">(мастер)</text:span></text:p>
          </draw:text-box>
        </draw:frame>
        <draw:frame draw:style-name="gr9" draw:text-style-name="P21" draw:layer="layout" svg:width="2.907cm" svg:height="0.649cm" svg:x="3.526cm" svg:y="12.46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626cm" svg:y="8.861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onnector draw:style-name="gr11" draw:text-style-name="P19" draw:layer="layout" draw:type="curve" draw:line-skew="-0.163cm" svg:x1="3.211cm" svg:y1="10.635cm" svg:x2="3.211cm" svg:y2="12.141cm" svg:d="M3211 10635c507 0 507 1506 0 1506" svg:viewBox="0 0 381 1507">
          <text:p/>
        </draw:connector>
        <draw:custom-shape draw:style-name="gr12" draw:text-style-name="P17" draw:layer="layout" svg:width="0.377cm" svg:height="0.527cm" svg:x="3.485cm" svg:y="10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2cm" svg:y="10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3.485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2cm" svg:height="0.527cm" svg:x="4.539cm" svg:y="11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4.012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5.744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cm" svg:height="0.527cm" svg:x="3.862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841cm" svg:y="11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5.217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1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4.012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4.765cm" svg:y="11.8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3.485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389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1cm" svg:height="0.527cm" svg:x="5.97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5.594cm" svg:y="11.8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528cm" svg:height="0.527cm" svg:x="5.066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1cm" svg:y="11.8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0.3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1.1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1.878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8cm" svg:y1="10.635cm" svg:x2="4.765cm" svg:y2="10.635cm">
          <text:p/>
        </draw:line>
        <draw:connector draw:style-name="gr17" draw:text-style-name="P19" draw:layer="layout" draw:type="curve" draw:line-skew="0.151cm" svg:x1="3.172cm" svg:y1="12.148cm" svg:x2="3.172cm" svg:y2="10.642cm" svg:d="M3172 12148c-525 0-525-1506 0-1506" svg:viewBox="0 0 395 1507">
          <text:p/>
        </draw:connector>
        <draw:custom-shape draw:style-name="gr5" draw:text-style-name="P16" draw:layer="layout" svg:width="3.012cm" svg:height="2.636cm" svg:x="17.509cm" svg:y="5.6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20.522cm 8.249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7.511cm" svg:y="6.228cm" svg:viewBox="0 0 3009 823" svg:d="M3009 407c0 208-754 416-1507 416-721 0-1443-191-1502-390v-18c0-208 753-415 1506-415 721 0 1444 190 1503 389z">
          <text:p/>
        </draw:path>
        <draw:frame draw:style-name="gr18" draw:text-style-name="P20" draw:layer="layout" svg:width="4.126cm" svg:height="1.207cm" svg:x="16.926cm" svg:y="4.362cm">
          <draw:text-box>
            <text:p text:style-name="P19"><text:span text:style-name="T13">резервный сервер</text:span></text:p>
            <text:p text:style-name="P19"><text:span text:style-name="T13">(реплика)</text:span></text:p>
          </draw:text-box>
        </draw:frame>
        <draw:custom-shape draw:style-name="gr19" draw:text-style-name="P27" draw:layer="layout" svg:width="2.1cm" svg:height="0.9cm" svg:x="5.502cm" svg:y="8.90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5" draw:id="id5" draw:layer="layout" svg:width="2.1cm" svg:height="0.9cm" svg:x="15.603cm" svg:y="8.903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7.367cm" svg:y="9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762cm" svg:height="0.762cm" svg:x="11.167cm" svg:y="8.9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84cm" svg:height="0.692cm" svg:x="18.73cm" svg:y="8.354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6" draw:id="id6" draw:layer="layout" svg:width="2.1cm" svg:height="0.9cm" svg:x="17.972cm" svg:y="8.906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7.703cm" svg:y1="9.353cm" svg:x2="17.972cm" svg:y2="9.356cm" draw:start-shape="id5" draw:start-glue-point="1" draw:end-shape="id6" draw:end-glue-point="3" svg:d="M17703 9353h135v3h134" svg:viewBox="0 0 270 4">
          <text:p/>
        </draw:connector>
        <draw:custom-shape draw:style-name="gr23" draw:text-style-name="P17" draw:layer="layout" svg:width="0.486cm" svg:height="0.486cm" svg:x="7.489cm" svg:y="9.1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28" draw:layer="layout" svg:width="5.018cm" svg:height="1.016cm" svg:x="7.174cm" svg:y="5.588cm">
          <text:p text:style-name="P26"><text:span text:style-name="T15">synchronous_commit = off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909.26479378362 34789.38053097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8" draw:layer="layout" svg:width="6.183cm" svg:height="1.808cm" svg:x="21.336cm" svg:y="5.304cm">
          <text:p text:style-name="P26"><text:span text:style-name="T15">hot_standby_feedback = off</text:span></text:p>
          <text:p text:style-name="P26"><text:span text:style-name="T20">max_standby_streaming_delay = </text:span><text:span text:style-name="T21">−</text:span><text:span text:style-name="T15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83.82923673997 23355.2238805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30" draw:layer="layout" svg:width="16.799cm" svg:height="13.966cm" svg:x="2.1cm" svg:y="14.107cm" presentation:class="notes" presentation:user-transformed="true">
            <draw:text-box>
              <text:p text:style-name="P29"><text:span text:style-name="T17">Еще один возможный вариант — разделение по серверам нагрузки </text:span><text:span text:style-name="T17">разного типа. Основной сервер может брать на себя OLTP-нагрузку,</text:span><text:span text:style-name="T17"><text:line-break/></text:span><text:span text:style-name="T17">а длительные читающие запросы (отчеты) можно вынести на реплику.</text:span></text:p>
              <text:p text:style-name="P29"><text:span text:style-name="T17">Кроме распределения нагрузки между серверами, такое решение </text:span><text:span text:style-name="T17">позволит избежать проблемы с тем, что длительные запросы на </text:span><text:span text:style-name="T17">основном сервере могут задерживать выполнение очистки и </text:span><text:span text:style-name="T17">приводить к разрастанию таблиц.</text:span></text:p>
              <text:p text:style-name="P29"><text:span text:style-name="T17">Из этих соображений «отчетная» реплика должна быть максимально </text:span><text:span text:style-name="T17">отделена от основного сервера. Должна быть отключена обратная </text:span><text:span text:style-name="T17">связь (</text:span><text:span text:style-name="T18">hot_standby_feedback</text:span><text:span text:style-name="T17"> = off), но время откладывания </text:span><text:span text:style-name="T17">конфликтующих журнальных записей нужно сильно увеличить, вплоть </text:span><text:span text:style-name="T17">до бесконечности (</text:span><text:span text:style-name="T22">max_standby_streaming_delay</text:span><text:span text:style-name="T19"> = </text:span><text:span text:style-name="T23">−</text:span><text:span text:style-name="T19">1</text:span><text:span text:style-name="T17">).</text:span></text:p>
              <text:p text:style-name="P29"><text:span text:style-name="T17">Поскольку для длительных отчетов не требуются сиюминутные </text:span><text:span text:style-name="T17">данные, можно, при наличии архива, отказаться от слота репликации </text:span><text:span text:style-name="T17">(не забыв выставить параметр </text:span><text:span text:style-name="T22">max_standby_archive_delay</text:span><text:span text:style-name="T19"> </text:span><text:span text:style-name="T19">аналогично </text:span><text:span text:style-name="T22">max_standby_streaming_delay</text:span><text:span text:style-name="T17">). Тогда, если мастер успеет </text:span><text:span text:style-name="T17">удалить необходимый реплике файл, реплика возьмет его из архива.</text:span></text:p>
              <text:p text:style-name="P29"><text:span text:style-name="T17">Такую реплику можно также использовать для выполнения резервного </text:span><text:span text:style-name="T17">копирования.</text:span></text:p>
              <text:p text:style-name="P29"><text:span text:style-name="T17"/></text:p>
              <text:p text:style-name="P29"><text:span text:style-name="T17">Разумеется, на практике возможны и другие сочетания параметров. </text:span><text:span text:style-name="T17">Главное — четко понимать, какую задачу требуется решить, и какое </text:span><text:span text:style-name="T17">влияние оказывают те или иные параметры.</text:span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connector draw:style-name="gr11" draw:text-style-name="P19" draw:layer="layout" draw:type="curve" draw:line-skew="-0.163cm" svg:x1="3.205cm" svg:y1="14.243cm" svg:x2="3.205cm" svg:y2="15.749cm" svg:d="M3205 14243c507 0 507 1506 0 1506" svg:viewBox="0 0 381 1507">
          <text:p/>
        </draw:connector>
        <draw:connector draw:style-name="gr17" draw:text-style-name="P19" draw:layer="layout" draw:type="curve" draw:line-skew="0.151cm" svg:x1="3.166cm" svg:y1="15.756cm" svg:x2="3.166cm" svg:y2="14.25cm" svg:d="M3166 15756c-525 0-525-1506 0-1506" svg:viewBox="0 0 395 1507">
          <text:p/>
        </draw:connector>
        <draw:custom-shape draw:style-name="gr26" draw:text-style-name="P16" draw:layer="layout" svg:width="0.5cm" svg:height="8.082cm" draw:transform="rotate (-1.05801859255896) translate (15.253cm 13.033cm)">
          <text:p/>
          <draw:enhanced-geometry svg:viewBox="0 0 21600 21600" draw:mirror-vertical="true" draw:mirror-horizont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6" draw:layer="layout" svg:width="0.5cm" svg:height="8.082cm" draw:transform="rotate (-1.05801859255896) translate (15.248cm 8.44cm)">
          <text:p/>
          <draw:enhanced-geometry svg:viewBox="0 0 21600 21600" draw:mirror-vertical="false" draw:mirror-horizont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2" draw:text-style-name="P8" draw:layer="layout" svg:width="19.8cm" svg:height="1.741cm" svg:x="1.2cm" svg:y="0.737cm" presentation:class="title" presentation:user-transformed="true">
          <draw:text-box>
            <text:p><text:span text:style-name="T9">Несколько реплик</text:span></text:p>
          </draw:text-box>
        </draw:frame>
        <draw:custom-shape draw:style-name="gr4" draw:text-style-name="P16" draw:layer="layout" svg:width="1.4cm" svg:height="1.1cm" draw:transform="rotate (-1.5707963267949) translate (5.357cm 12.26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1cm" svg:y="9.22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3cm 11.85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2cm" svg:y="9.837cm" svg:viewBox="0 0 3009 823" svg:d="M3009 407c0 208-754 416-1507 416-721 0-1443-191-1502-390v-18c0-208 753-415 1506-415 721 0 1444 190 1503 389z">
          <text:p/>
        </draw:path>
        <draw:frame draw:style-name="gr8" draw:text-style-name="P31" draw:layer="layout" svg:width="3.851cm" svg:height="1.207cm" svg:x="3.127cm" svg:y="7.97cm">
          <draw:text-box>
            <text:p text:style-name="P19"><text:span text:style-name="T13">основной сервер</text:span></text:p>
            <text:p text:style-name="P19"><text:span text:style-name="T13">(мастер)</text:span></text:p>
          </draw:text-box>
        </draw:frame>
        <draw:frame draw:style-name="gr9" draw:text-style-name="P32" draw:layer="layout" svg:width="2.907cm" svg:height="0.649cm" svg:x="3.527cm" svg:y="16.07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627cm" svg:y="12.471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ustom-shape draw:style-name="gr12" draw:text-style-name="P17" draw:layer="layout" svg:width="0.377cm" svg:height="0.527cm" svg:x="3.486cm" svg:y="13.9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3cm" svg:y="13.9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3.486cm" svg:y="14.7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2cm" svg:height="0.527cm" svg:x="4.54cm" svg:y="14.7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4.013cm" svg:y="14.7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5.745cm" svg:y="14.7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cm" svg:height="0.527cm" svg:x="3.863cm" svg:y="14.7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842cm" svg:y="14.7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5.218cm" svg:y="14.7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2cm" svg:y="14.7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4.013cm" svg:y="15.4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4.766cm" svg:y="15.4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3.486cm" svg:y="15.4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39cm" svg:y="15.4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1cm" svg:height="0.527cm" svg:x="5.971cm" svg:y="15.4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5.595cm" svg:y="15.4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528cm" svg:height="0.527cm" svg:x="5.067cm" svg:y="15.4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2cm" svg:y="15.4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6cm" svg:y="13.9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6cm" svg:y="14.7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6cm" svg:y="15.488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9cm" svg:y1="14.245cm" svg:x2="4.766cm" svg:y2="14.245cm">
          <text:p/>
        </draw:line>
        <draw:custom-shape draw:style-name="gr5" draw:text-style-name="P16" draw:layer="layout" svg:width="3.012cm" svg:height="2.636cm" svg:x="17.41cm" svg:y="4.71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20.423cm 7.351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7.412cm" svg:y="5.33cm" svg:viewBox="0 0 3009 823" svg:d="M3009 407c0 208-754 416-1507 416-721 0-1443-191-1502-390v-18c0-208 753-415 1506-415 721 0 1444 190 1503 389z">
          <text:p/>
        </draw:path>
        <draw:frame draw:style-name="gr18" draw:text-style-name="P20" draw:layer="layout" svg:width="4.126cm" svg:height="1.207cm" svg:x="16.827cm" svg:y="3.464cm">
          <draw:text-box>
            <text:p text:style-name="P19"><text:span text:style-name="T13">резервный сервер</text:span></text:p>
            <text:p text:style-name="P19"><text:span text:style-name="T13">(реплика A)</text:span></text:p>
          </draw:text-box>
        </draw:frame>
        <draw:custom-shape draw:style-name="gr19" draw:text-style-name="P27" draw:layer="layout" svg:width="2.1cm" svg:height="0.9cm" svg:x="6.803cm" svg:y="11.91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3.012cm" svg:height="2.636cm" svg:x="17.41cm" svg:y="13.51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20.423cm 16.153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7.412cm" svg:y="14.132cm" svg:viewBox="0 0 3009 823" svg:d="M3009 407c0 208-754 416-1507 416-721 0-1443-191-1502-390v-18c0-208 753-415 1506-415 721 0 1444 190 1503 389z">
          <text:p/>
        </draw:path>
        <draw:frame draw:style-name="gr18" draw:text-style-name="P20" draw:layer="layout" svg:width="4.126cm" svg:height="1.207cm" svg:x="16.827cm" svg:y="12.266cm">
          <draw:text-box>
            <text:p text:style-name="P19"><text:span text:style-name="T13">резервный сервер</text:span></text:p>
            <text:p text:style-name="P19"><text:span text:style-name="T13">(реплика B)</text:span></text:p>
          </draw:text-box>
        </draw:frame>
        <draw:custom-shape draw:style-name="gr19" draw:text-style-name="P27" draw:layer="layout" svg:width="2.1cm" svg:height="0.9cm" svg:x="6.804cm" svg:y="13.013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7" draw:id="id7" draw:layer="layout" svg:width="2.1cm" svg:height="0.9cm" svg:x="15.504cm" svg:y="8.104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584cm" svg:height="0.692cm" svg:x="18.631cm" svg:y="7.555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8" draw:id="id8" draw:layer="layout" svg:width="2.1cm" svg:height="0.9cm" svg:x="17.873cm" svg:y="8.107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7.604cm" svg:y1="8.554cm" svg:x2="17.873cm" svg:y2="8.557cm" draw:start-shape="id7" draw:start-glue-point="1" draw:end-shape="id8" draw:end-glue-point="3" svg:d="M17604 8554h135v3h134" svg:viewBox="0 0 270 4">
          <text:p/>
        </draw:connector>
        <draw:custom-shape draw:style-name="gr19" draw:text-style-name="P27" xml:id="id9" draw:id="id9" draw:layer="layout" svg:width="2.1cm" svg:height="0.9cm" svg:x="15.505cm" svg:y="16.905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584cm" svg:height="0.692cm" svg:x="18.632cm" svg:y="16.356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10" draw:id="id10" draw:layer="layout" svg:width="2.1cm" svg:height="0.9cm" svg:x="17.874cm" svg:y="16.908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7.605cm" svg:y1="17.355cm" svg:x2="17.874cm" svg:y2="17.358cm" draw:start-shape="id9" draw:start-glue-point="1" draw:end-shape="id10" draw:end-glue-point="3" svg:d="M17605 17355h135v3h134" svg:viewBox="0 0 270 4">
          <text:p/>
        </draw:connector>
        <draw:custom-shape draw:style-name="gr23" draw:text-style-name="P17" xml:id="id12" draw:id="id12" draw:layer="layout" svg:width="0.486cm" svg:height="0.486cm" svg:x="8.79cm" svg:y="13.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17" xml:id="id11" draw:id="id11" draw:layer="layout" svg:width="0.486cm" svg:height="0.486cm" svg:x="8.79cm" svg:y="11.9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8" draw:text-style-name="P34" draw:layer="layout" svg:width="6.065cm" svg:height="0.646cm" svg:x="9.906cm" svg:y="12.587cm">
          <draw:text-box>
            <text:p text:style-name="P33"><text:span text:style-name="T14">pg_copy_physical_replication_slot()</text:span></text:p>
          </draw:text-box>
        </draw:frame>
        <draw:connector draw:style-name="gr29" draw:text-style-name="P19" draw:layer="layout" draw:type="curve" draw:line-skew="0.091cm" svg:x1="9.276cm" svg:y1="12.233cm" svg:x2="9.276cm" svg:y2="13.633cm" draw:start-shape="id11" draw:start-glue-point="10" draw:end-shape="id12" draw:end-glue-point="10" svg:d="M9276 12233c889 0 889 1400 0 1400" svg:viewBox="0 0 668 140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3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17">К основному серверу можно подключить несколько реплик. Никаких </text:span><text:span text:style-name="T17">специальных настроек для этого не требуется, но надо учитывать, что </text:span><text:span text:style-name="T17">каждой реплике будет соответствовать отдельный процесс wal sender</text:span><text:span text:style-name="T17"><text:line-break/></text:span><text:span text:style-name="T17">и отдельный слот репликации. При развертывании можно </text:span><text:span text:style-name="T17">растиражировать одну базовую копию и </text:span><text:span text:style-name="T6">клонировать слот репликации </text:span><text:span text:style-name="T6">функцией </text:span><text:span text:style-name="T24">pg_copy_physical_replication_slot()</text:span><text:span text:style-name="T25">.</text:span></text:p>
              <text:p text:style-name="P29"><text:span text:style-name="T26"><text:a xlink:href="https://postgrespro.ru/docs/postgresql/16/functions-admin#FUNCTIONS-REPLICATION" xlink:type="simple">https://postgrespro.ru/docs/postgresql/16/functions-admin#FUNCTIONS-REPLICATION</text:a></text:span></text:p>
              <text:p text:style-name="P29"><text:span text:style-name="T6">Обычно такая схема требуется для распределения нагрузки, но </text:span><text:span text:style-name="T6">собственно распределение должно решаться внешними средствами </text:span><text:span text:style-name="T6">(см. модуль «Кластерные технологии»).</text:span></text:p>
              <text:p text:style-name="P29"><text:span text:style-name="T6"/></text:p>
            </draw:text-box>
          </draw:frame>
        </presentation:notes>
      </draw:page>
      <draw:page draw:name="page8" draw:style-name="dp1" draw:master-page-name="template2_5f_" presentation:presentation-page-layout-name="AL1T1">
        <office:forms form:automatic-focus="false" form:apply-design-mode="false"/>
        <draw:frame presentation:style-name="pr14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0" draw:text-style-name="P3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7"/></text:p>
            <text:p text:style-name="P1"><text:span text:style-name="T27"/></text:p>
            <text:p text:style-name="P1"><text:span text:style-name="T27"/></text:p>
            <text:p text:style-name="P1"><text:span text:style-name="T27"><text:s text:c="11"/></text:span><text:span text:style-name="T27">$ psql</text:span></text:p>
            <text:p text:style-name="P1"><text:span text:style-name="T27"><text:s text:c="11"/></text:span><text:span text:style-name="T27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12" draw:text-style-name="P8" draw:layer="layout" svg:width="19.8cm" svg:height="1.741cm" svg:x="1.2cm" svg:y="0.737cm" presentation:class="title" presentation:user-transformed="true">
          <draw:text-box>
            <text:p><text:span text:style-name="T9">Каскадная репликация</text:span></text:p>
          </draw:text-box>
        </draw:frame>
        <draw:custom-shape draw:style-name="gr31" draw:text-style-name="P16" draw:layer="layout" svg:width="0.5cm" svg:height="3.419cm" draw:transform="rotate (-1.5707963267949) translate (10.222cm 9.101cm)">
          <text:p/>
          <draw:enhanced-geometry svg:viewBox="0 0 21600 21600" draw:text-areas="?f0 ?f7 ?f2 21600" draw:type="up-arrow" draw:modifiers="1506.56934306569 5130.5389221556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5.357cm 8.657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1cm" svg:y="5.6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3cm 8.249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2cm" svg:y="6.228cm" svg:viewBox="0 0 3009 823" svg:d="M3009 407c0 208-754 416-1507 416-721 0-1443-191-1502-390v-18c0-208 753-415 1506-415 721 0 1444 190 1503 389z">
          <text:p/>
        </draw:path>
        <draw:frame draw:style-name="gr8" draw:text-style-name="P20" draw:layer="layout" svg:width="3.851cm" svg:height="1.207cm" svg:x="3.127cm" svg:y="4.361cm">
          <draw:text-box>
            <text:p text:style-name="P19"><text:span text:style-name="T13">основной сервер</text:span></text:p>
            <text:p text:style-name="P19"><text:span text:style-name="T13">(мастер)</text:span></text:p>
          </draw:text-box>
        </draw:frame>
        <draw:frame draw:style-name="gr9" draw:text-style-name="P21" draw:layer="layout" svg:width="2.907cm" svg:height="0.649cm" svg:x="3.527cm" svg:y="12.461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627cm" svg:y="8.862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onnector draw:style-name="gr11" draw:text-style-name="P19" draw:layer="layout" draw:type="curve" draw:line-skew="-0.163cm" svg:x1="3.212cm" svg:y1="10.636cm" svg:x2="3.212cm" svg:y2="12.142cm" svg:d="M3212 10636c507 0 507 1506 0 1506" svg:viewBox="0 0 381 1507">
          <text:p/>
        </draw:connector>
        <draw:custom-shape draw:style-name="gr12" draw:text-style-name="P17" draw:layer="layout" svg:width="0.377cm" svg:height="0.527cm" svg:x="3.486cm" svg:y="10.3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3cm" svg:y="10.3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3.486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2cm" svg:height="0.527cm" svg:x="4.54cm" svg:y="11.1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4.013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5.745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cm" svg:height="0.527cm" svg:x="3.863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842cm" svg:y="11.1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5.218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2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4.013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4.766cm" svg:y="11.8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3.486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39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1cm" svg:height="0.527cm" svg:x="5.971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5.595cm" svg:y="11.8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528cm" svg:height="0.527cm" svg:x="5.067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2cm" svg:y="11.8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6cm" svg:y="10.3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6cm" svg:y="11.1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6cm" svg:y="11.879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9cm" svg:y1="10.636cm" svg:x2="4.766cm" svg:y2="10.636cm">
          <text:p/>
        </draw:line>
        <draw:connector draw:style-name="gr17" draw:text-style-name="P19" draw:layer="layout" draw:type="curve" draw:line-skew="0.151cm" svg:x1="3.173cm" svg:y1="12.149cm" svg:x2="3.173cm" svg:y2="10.643cm" svg:d="M3173 12149c-525 0-525-1506 0-1506" svg:viewBox="0 0 395 1507">
          <text:p/>
        </draw:connector>
        <draw:frame draw:style-name="gr18" draw:text-style-name="P20" draw:layer="layout" svg:width="4.126cm" svg:height="1.207cm" svg:x="20.927cm" svg:y="4.363cm">
          <draw:text-box>
            <text:p text:style-name="P19"><text:span text:style-name="T13">резервный сервер</text:span></text:p>
            <text:p text:style-name="P19"><text:span text:style-name="T13">(реплика B)</text:span></text:p>
          </draw:text-box>
        </draw:frame>
        <draw:custom-shape draw:style-name="gr19" draw:text-style-name="P27" draw:layer="layout" svg:width="2.1cm" svg:height="0.9cm" svg:x="5.503cm" svg:y="8.903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0" draw:layer="layout" svg:width="4.126cm" svg:height="1.207cm" svg:x="11.727cm" svg:y="4.365cm">
          <draw:text-box>
            <text:p text:style-name="P19"><text:span text:style-name="T13">резервный сервер</text:span></text:p>
            <text:p text:style-name="P19"><text:span text:style-name="T13">(реплика A)</text:span></text:p>
          </draw:text-box>
        </draw:frame>
        <draw:custom-shape draw:style-name="gr32" draw:text-style-name="P16" draw:layer="layout" svg:width="0.5cm" svg:height="3.698cm" draw:transform="rotate (-1.5707963267949) translate (19.401cm 9.102cm)">
          <text:p/>
          <draw:enhanced-geometry svg:viewBox="0 0 21600 21600" draw:text-areas="?f0 ?f7 ?f2 21600" draw:type="up-arrow" draw:modifiers="1506.56934306569 5130.5389221556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draw:layer="layout" svg:width="2.1cm" svg:height="0.9cm" svg:x="15.203cm" svg:y="8.904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3.012cm" svg:height="2.636cm" svg:x="12.311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7" draw:text-style-name="P18" draw:layer="layout" svg:width="3.008cm" svg:height="0.822cm" svg:x="12.311cm" svg:y="6.531cm" svg:viewBox="0 0 3009 823" svg:d="M3009 407c0 208-754 416-1507 416-721 0-1443-191-1502-390v-18c0-208 753-415 1506-415 721 0 1444 190 1503 389z">
          <text:p/>
        </draw:path>
        <draw:path draw:style-name="gr6" draw:text-style-name="P17" draw:layer="layout" svg:width="3.012cm" svg:height="1.316cm" svg:x="12.311cm" svg:y="6.931cm" svg:viewBox="0 0 3013 1317" svg:d="M1506 416c753 0 1507-208 1507-416v901c0 208-754 416-1507 416s-1506-208-1506-416v-901c0 208 753 416 1506 416z">
          <text:p/>
        </draw:path>
        <draw:custom-shape draw:style-name="gr5" draw:text-style-name="P16" draw:layer="layout" svg:width="3.012cm" svg:height="2.636cm" svg:x="21.511cm" svg:y="5.6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013cm" draw:transform="rotate (-3.14159265358979) translate (24.524cm 8.247cm)" svg:viewBox="0 0 3013 1014" svg:d="M3013 1014v-599c0-208-753-415-1506-415s-1507 207-1507 415v599c0-208 754-415 1507-415s1506 207 1506 415z">
          <text:p/>
        </draw:path>
        <draw:path draw:style-name="gr7" draw:text-style-name="P18" draw:layer="layout" svg:width="3.008cm" svg:height="0.822cm" svg:x="21.513cm" svg:y="6.827cm" svg:viewBox="0 0 3009 823" svg:d="M3009 407c0 208-754 416-1507 416-721 0-1443-191-1502-390v-18c0-208 753-415 1506-415 721 0 1444 190 1503 389z">
          <text:p/>
        </draw:path>
        <draw:custom-shape draw:style-name="gr19" draw:text-style-name="P27" xml:id="id13" draw:id="id13" draw:layer="layout" svg:width="2.1cm" svg:height="0.9cm" svg:x="10.404cm" svg:y="8.904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584cm" svg:height="0.692cm" svg:x="13.531cm" svg:y="8.355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14" draw:id="id14" draw:layer="layout" svg:width="2.1cm" svg:height="0.9cm" svg:x="12.773cm" svg:y="8.907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2.504cm" svg:y1="9.354cm" svg:x2="12.773cm" svg:y2="9.357cm" draw:start-shape="id13" draw:start-glue-point="1" draw:end-shape="id14" draw:end-glue-point="3" svg:d="M12504 9354h135v3h134" svg:viewBox="0 0 270 4">
          <text:p/>
        </draw:connector>
        <draw:custom-shape draw:style-name="gr19" draw:text-style-name="P27" xml:id="id15" draw:id="id15" draw:layer="layout" svg:width="2.1cm" svg:height="0.9cm" svg:x="19.605cm" svg:y="8.905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584cm" svg:height="0.692cm" svg:x="22.732cm" svg:y="8.356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16" draw:id="id16" draw:layer="layout" svg:width="2.1cm" svg:height="0.9cm" svg:x="21.974cm" svg:y="8.908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21.705cm" svg:y1="9.355cm" svg:x2="21.974cm" svg:y2="9.358cm" draw:start-shape="id15" draw:start-glue-point="1" draw:end-shape="id16" draw:end-glue-point="3" svg:d="M21705 9355h135v3h134" svg:viewBox="0 0 270 4">
          <text:p/>
        </draw:connector>
        <draw:custom-shape draw:style-name="gr33" draw:text-style-name="P28" draw:layer="layout" svg:width="6.35cm" svg:height="1.016cm" svg:x="20.9cm" svg:y="11.022cm">
          <text:p text:style-name="P26"><text:span text:style-name="T15">recovery_target_timeline = 'latest'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026.54700047237 -24892.0353982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7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<text:s/>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3"><text:span text:style-name="T28">позволяет снизить нагрузку на мастер и перераспределить сетевой трафик</text:span></text:p>
              </text:list-item>
              <text:list-item>
                <text:p text:style-name="P13"><text:span text:style-name="T28">не поддерживается каскадная синхронная репликация</text:span></text:p>
              </text:list-item>
              <text:list-item>
                <text:p><text:span text:style-name="T28">обратная связь поступает от всех реплик</text:span></text:p>
              </text:list-item>
            </text:list>
          </draw:text-box>
        </draw:frame>
        <draw:custom-shape draw:style-name="gr24" draw:text-style-name="P28" draw:layer="layout" svg:width="5.018cm" svg:height="1.016cm" svg:x="11.734cm" svg:y="10.856cm">
          <text:p text:style-name="P26"><text:span text:style-name="T15">synchronous_commit = off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039.3305439331 -21621.23893805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7" draw:layer="layout" svg:width="0.486cm" svg:height="0.486cm" svg:x="7.49cm" svg:y="9.11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17" draw:layer="layout" svg:width="0.486cm" svg:height="0.486cm" svg:x="17.19cm" svg:y="9.11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3" draw:text-style-name="P37" draw:layer="layout" svg:width="16.799cm" svg:height="13.364cm" svg:x="2.1cm" svg:y="14.107cm" presentation:class="notes" presentation:user-transformed="true">
            <draw:text-box>
              <text:p text:style-name="P29"><text:span text:style-name="T6">Несколько реплик, подключенных к одному основному серверу, будут </text:span><text:span text:style-name="T6">создавать на него определенную нагрузку. Кроме того, надо учитывать </text:span><text:span text:style-name="T6">нагрузку на сеть для пересылки нескольких копий потока журнальных </text:span><text:span text:style-name="T6">записей.</text:span></text:p>
              <text:p text:style-name="P29"><text:span text:style-name="T6">Для снижения нагрузки реплики можно соединять каскадом; при этом </text:span><text:span text:style-name="T6">серверы передают журнальные записи друг другу по цепочке. Чем </text:span><text:span text:style-name="T6">дальше от мастера, тем большее может накопиться запаздывание. </text:span><text:span text:style-name="T6">Схема мониторинга усложняется: процесс надо контролировать на </text:span><text:span text:style-name="T6">нескольких серверах.</text:span></text:p>
              <text:p text:style-name="P36"><text:span text:style-name="T6">Для настройки на промежуточных репликах требуется обеспечить </text:span><text:span text:style-name="T6">достаточное значение параметров </text:span><text:span text:style-name="T25">max_wal_senders</text:span><text:span text:style-name="T6"> и </text:span><text:span text:style-name="T25">max_replication_slots</text:span><text:span text:style-name="T6"> и проверить настройки подключения по </text:span><text:span text:style-name="T6">протоколу репликации в pg_hba.conf.</text:span></text:p>
              <text:p text:style-name="P36"><text:span text:style-name="T6">Если совершится переход на реплику (ближайшую к основному </text:span><text:span text:style-name="T6">серверу), то на ней произойдет увеличение номера линии времени. </text:span><text:span text:style-name="T6">Значение (по умолчанию с версии 12) </text:span><text:span text:style-name="T25">recovery_target_timeline</text:span><text:span text:style-name="T6"> = 'latest' </text:span><text:span text:style-name="T6">направит восстановление по этой новой линии.</text:span></text:p>
              <text:p text:style-name="P36"><text:span text:style-name="T6">Заметим, что каскадная синхронная репликация не поддерживается: </text:span><text:span text:style-name="T6">основной сервер может быть синхронизирован только</text:span><text:span text:style-name="T6"><text:line-break/></text:span><text:span text:style-name="T6">с непосредственно подключенной к нему репликой. А вот обратная </text:span><text:span text:style-name="T6">связь поступает основному серверу от всех реплик.</text:span></text:p>
            </draw:text-box>
          </draw:frame>
        </presentation:notes>
      </draw:page>
      <draw:page draw:name="page10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тложенная </text:span><text:span text:style-name="T9">репликация</text:span></text:p>
          </draw:text-box>
        </draw:fram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<text:s/>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3"><text:span text:style-name="T12">«машина времени» и возможность восстановиться</text:span><text:span text:style-name="T12"><text:line-break/></text:span><text:span text:style-name="T12">на определенный момент в прошлом без архива</text:span></text:p>
              </text:list-item>
              <text:list-item>
                <text:p text:style-name="P13"><text:span text:style-name="T12">pg_wal_replay_pause()</text:span><text:span text:style-name="T12"><text:line-break/></text:span><text:span text:style-name="T12">pg_is_wal_replay_paused()</text:span><text:span text:style-name="T12"><text:line-break/></text:span><text:span text:style-name="T12">pg_wal_replay_resume()</text:span></text:p>
              </text:list-item>
            </text:list>
          </draw:text-box>
        </draw:frame>
        <draw:custom-shape draw:style-name="gr3" draw:text-style-name="P16" draw:layer="layout" svg:width="0.5cm" svg:height="8.75cm" draw:transform="rotate (-1.5707963267949) translate (15.552cm 9.102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5.356cm 8.65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09cm" svg:y="5.6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2cm 8.24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1cm" svg:y="6.227cm" svg:viewBox="0 0 3009 823" svg:d="M3009 407c0 208-754 416-1507 416-721 0-1443-191-1502-390v-18c0-208 753-415 1506-415 721 0 1444 190 1503 389z">
          <text:p/>
        </draw:path>
        <draw:frame draw:style-name="gr8" draw:text-style-name="P20" draw:layer="layout" svg:width="3.851cm" svg:height="1.207cm" svg:x="3.126cm" svg:y="4.36cm">
          <draw:text-box>
            <text:p text:style-name="P19"><text:span text:style-name="T13">основной сервер</text:span></text:p>
            <text:p text:style-name="P19"><text:span text:style-name="T13">(мастер)</text:span></text:p>
          </draw:text-box>
        </draw:frame>
        <draw:frame draw:style-name="gr9" draw:text-style-name="P21" draw:layer="layout" svg:width="2.907cm" svg:height="0.649cm" svg:x="3.526cm" svg:y="12.46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626cm" svg:y="8.861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onnector draw:style-name="gr11" draw:text-style-name="P19" draw:layer="layout" draw:type="curve" draw:line-skew="-0.163cm" svg:x1="3.211cm" svg:y1="10.635cm" svg:x2="3.211cm" svg:y2="12.141cm" svg:d="M3211 10635c507 0 507 1506 0 1506" svg:viewBox="0 0 381 1507">
          <text:p/>
        </draw:connector>
        <draw:custom-shape draw:style-name="gr12" draw:text-style-name="P17" draw:layer="layout" svg:width="0.377cm" svg:height="0.527cm" svg:x="3.485cm" svg:y="10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2cm" svg:y="10.3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3.485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2cm" svg:height="0.527cm" svg:x="4.539cm" svg:y="11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4.012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5.744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cm" svg:height="0.527cm" svg:x="3.862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841cm" svg:y="11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5.217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1cm" svg:y="11.1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7cm" svg:height="0.527cm" svg:x="4.012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4.765cm" svg:y="11.8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527cm" svg:height="0.527cm" svg:x="3.485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4.389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151cm" svg:height="0.527cm" svg:x="5.97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5.594cm" svg:y="11.8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528cm" svg:height="0.527cm" svg:x="5.066cm" svg:y="11.8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76cm" svg:height="0.527cm" svg:x="6.121cm" svg:y="11.8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0.3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1.1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1.878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8cm" svg:y1="10.635cm" svg:x2="4.765cm" svg:y2="10.635cm">
          <text:p/>
        </draw:line>
        <draw:connector draw:style-name="gr17" draw:text-style-name="P19" draw:layer="layout" draw:type="curve" draw:line-skew="0.151cm" svg:x1="3.172cm" svg:y1="12.148cm" svg:x2="3.172cm" svg:y2="10.642cm" svg:d="M3172 12148c-525 0-525-1506 0-1506" svg:viewBox="0 0 395 1507">
          <text:p/>
        </draw:connector>
        <draw:frame draw:style-name="gr18" draw:text-style-name="P20" draw:layer="layout" svg:width="4.126cm" svg:height="1.207cm" svg:x="16.926cm" svg:y="4.362cm">
          <draw:text-box>
            <text:p text:style-name="P19"><text:span text:style-name="T13">резервный сервер</text:span></text:p>
            <text:p text:style-name="P19"><text:span text:style-name="T13">(реплика)</text:span></text:p>
          </draw:text-box>
        </draw:frame>
        <draw:custom-shape draw:style-name="gr19" draw:text-style-name="P27" draw:layer="layout" svg:width="2.1cm" svg:height="0.9cm" svg:x="5.502cm" svg:y="8.90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17" draw:id="id17" draw:layer="layout" svg:width="2.1cm" svg:height="0.9cm" svg:x="15.603cm" svg:y="8.903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7.367cm" svg:y="9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762cm" svg:height="0.762cm" svg:x="11.167cm" svg:y="8.9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84cm" svg:height="0.692cm" svg:x="18.73cm" svg:y="8.354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18" draw:id="id18" draw:layer="layout" svg:width="2.1cm" svg:height="0.9cm" svg:x="17.972cm" svg:y="8.906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7.703cm" svg:y1="9.353cm" svg:x2="17.972cm" svg:y2="9.356cm" draw:start-shape="id17" draw:start-glue-point="1" draw:end-shape="id18" draw:end-glue-point="3" svg:d="M17703 9353h135v3h134" svg:viewBox="0 0 270 4">
          <text:p/>
        </draw:connector>
        <draw:custom-shape draw:style-name="gr23" draw:text-style-name="P17" draw:layer="layout" svg:width="0.486cm" svg:height="0.486cm" svg:x="7.489cm" svg:y="9.1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28" draw:layer="layout" svg:width="6.35cm" svg:height="1.016cm" svg:x="16.901cm" svg:y="10.901cm">
          <text:p text:style-name="P26"><text:span text:style-name="T15">recovery_min_apply_delay = </text:span><text:span text:style-name="T16">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45.58337269721 -22173.45132743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8" draw:layer="layout" svg:width="5.325cm" svg:height="1.289cm" svg:x="21.345cm" svg:y="5.588cm">
          <text:p text:style-name="P26"><text:span text:style-name="T15">hot_standby_feedback = off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32.29440480661 24061.39534883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6" draw:layer="layout" svg:width="3.012cm" svg:height="2.636cm" svg:x="17.512cm" svg:y="5.6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013cm" draw:transform="rotate (-3.14159265358979) translate (20.525cm 8.248cm)" svg:viewBox="0 0 3013 1014" svg:d="M3013 1014v-599c0-208-753-415-1506-415s-1507 207-1507 415v599c0-208 754-415 1507-415s1506 207 1506 415z">
          <text:p/>
        </draw:path>
        <draw:path draw:style-name="gr7" draw:text-style-name="P18" draw:layer="layout" svg:width="3.008cm" svg:height="0.822cm" svg:x="17.514cm" svg:y="6.828cm" svg:viewBox="0 0 3009 823" svg:d="M3009 407c0 208-754 416-1507 416-721 0-1443-191-1502-390v-18c0-208 753-415 1506-415 721 0 1444 190 1503 389z">
          <text:p/>
        </draw:path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12" draw:layer="layout" svg:width="16.799cm" svg:height="13.966cm" svg:x="2.1cm" svg:y="14.107cm" presentation:class="notes" presentation:user-transformed="true">
            <draw:text-box>
              <text:p text:style-name="P36"><text:span text:style-name="T17">Задача: иметь возможность просмотреть данные на некоторый </text:span><text:span text:style-name="T17">момент в прошлом и, при необходимости, восстановить сервер на </text:span><text:span text:style-name="T17">этот момент.</text:span></text:p>
              <text:p text:style-name="P36"><text:span text:style-name="T6">Обычный механизм восстановления из архива на момент времени </text:span><text:span text:style-name="T6">(point-in-time recovery) позволяет решить задачу, но требует большой </text:span><text:span text:style-name="T6">подготовительной работы и занимает много времени.</text:span></text:p>
              <text:p text:style-name="P36"><text:span text:style-name="T6">Другое решение — создать реплику, которая применяет журнальные </text:span><text:span text:style-name="T6">записи не сразу, а через установленный интервал времени </text:span><text:span text:style-name="T6">(</text:span><text:span text:style-name="T25">recovery_min_apply_delay</text:span><text:span text:style-name="T6">). Чтобы задержка работала правильно, </text:span><text:span text:style-name="T6">необходима синхронизация часов между серверами.</text:span></text:p>
              <text:p text:style-name="P36"><text:span text:style-name="T6">Откладывается применение не всех записей, а только записей</text:span><text:span text:style-name="T6"><text:line-break/></text:span><text:span text:style-name="T6">о фиксации изменений. Записи до фиксации могут быть применены </text:span><text:span text:style-name="T6">«раньше времени», но это не представляет проблемы благодаря <text:s/></text:span><text:span text:style-name="T6">многоверсионности.</text:span></text:p>
              <text:p text:style-name="P36"><text:span text:style-name="T6">Обратную связь следует отключать, чтобы не вызвать разрастание </text:span><text:span text:style-name="T6">таблиц на мастере.</text:span></text:p>
              <text:p text:style-name="P36"><text:span text:style-name="T6">Типичный сценарий: на основном сервере происходит какая-либо </text:span><text:span text:style-name="T6">проблема (допустим, удалены критичные данные). На реплике данные </text:span><text:span text:style-name="T6">еще есть, поскольку соответствующие записи еще не применены. </text:span><text:span text:style-name="T6">Дальнейшее проигрывание записей приостанавливается с помощью </text:span><text:span text:style-name="T6">функции pg_wal_replay_pause(), пока идет исследование проблемы.</text:span></text:p>
              <text:p text:style-name="P36"><text:span text:style-name="T6">Если принято решение вернуться на момент времени до удаления, </text:span><text:span text:style-name="T6">нужно указать целевую точку восстановления одним из параметров </text:span><text:span text:style-name="T25">recovery_target_*</text:span><text:span text:style-name="T6"> и перезапустить реплику.</text:span></text:p>
            </draw:text-box>
          </draw:frame>
        </presentation:notes>
      </draw:page>
      <draw:page draw:name="page11" draw:style-name="dp1" draw:master-page-name="template21" presentation:presentation-page-layout-name="AL1T1">
        <office:forms form:automatic-focus="false" form:apply-design-mode="false"/>
        <draw:frame presentation:style-name="pr18" draw:text-style-name="P8" draw:layer="layout" svg:width="20.39cm" svg:height="3.473cm" svg:x="1.2cm" svg:y="0.737cm" presentation:class="title" presentation:user-transformed="true">
          <draw:text-box>
            <text:p><text:span text:style-name="T9">Логическая </text:span><text:span text:style-name="T9">репликация</text:span></text:p>
          </draw:text-box>
        </draw:frame>
        <draw:frame presentation:style-name="pr7" draw:text-style-name="P8" draw:layer="layout" svg:width="25.199cm" svg:height="12.179cm" svg:x="1.2cm" svg:y="4.8cm" presentation:class="outline">
          <draw:text-box>
            <text:list text:style-name="L3">
              <text:list-item>
                <text:p text:style-name="P9"><text:span text:style-name="T10">Консолидация и общие справочники</text:span></text:p>
              </text:list-item>
              <text:list-item>
                <text:p text:style-name="P9"><text:span text:style-name="T10">Обновление основной версии сервера</text:span></text:p>
              </text:list-item>
              <text:list-item>
                <text:p text:style-name="P9"><text:span text:style-name="T10">Мастер-мастер (в будущем</text:span><text:span text:style-name="T29">)</text:span></text:p>
              </text:list-item>
              <text:list-item>
                <text:p text:style-name="P9"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mplate2" presentation:presentation-page-layout-name="AL1T1">
        <office:forms form:automatic-focus="false" form:apply-design-mode="false"/>
        <draw:frame presentation:style-name="pr4" draw:text-style-name="P3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8"><text:span text:style-name="T28">получение и консолидация</text:span></text:p>
              </text:list-item>
              <text:list-item>
                <text:p text:style-name="P38"><text:span text:style-name="T28">данных нескольких филиалов</text:span></text:p>
              </text:list-item>
            </text:list>
          </draw:text-box>
        </draw:frame>
        <draw:custom-shape draw:style-name="gr35" draw:text-style-name="P40" draw:layer="layout" svg:width="0.5cm" svg:height="8.751cm" draw:transform="rotate (-1.08472213011448) translate (16.629cm 13.25cm)">
          <text:p/>
          <draw:enhanced-geometry svg:viewBox="0 0 21600 21600" draw:mirror-vertical="false" draw:mirror-horizontal="tru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Консолидация</text:span></text:p>
          </draw:text-box>
        </draw:frame>
        <draw:custom-shape draw:style-name="gr36" draw:text-style-name="P41" draw:layer="layout" svg:width="0.5cm" svg:height="8.751cm" draw:transform="rotate (-1.08472213011448) translate (16.622cm 8.041cm)">
          <text:p/>
          <draw:enhanced-geometry svg:viewBox="0 0 21600 21600" draw:mirror-vertical="true" draw:mirror-horizontal="tru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4.858cm 12.261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11cm" svg:y="9.21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4cm 11.853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3cm" svg:y="9.832cm" svg:viewBox="0 0 3009 823" svg:d="M3009 407c0 208-754 416-1507 416-721 0-1443-191-1502-390v-18c0-208 753-415 1506-415 721 0 1444 190 1503 389z">
          <text:p/>
        </draw:path>
        <draw:frame draw:style-name="gr37" draw:text-style-name="P31" draw:layer="layout" svg:width="3.846cm" svg:height="1.207cm" svg:x="3.428cm" svg:y="7.965cm">
          <draw:text-box>
            <text:p text:style-name="P19"><text:span text:style-name="T13">центральный</text:span></text:p>
            <text:p text:style-name="P19"><text:span text:style-name="T13">сервер</text:span></text:p>
          </draw:text-box>
        </draw:frame>
        <draw:frame draw:style-name="gr10" draw:text-style-name="P23" draw:layer="layout" svg:width="2.72cm" svg:height="1.047cm" svg:x="1.128cm" svg:y="12.466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frame draw:style-name="gr38" draw:text-style-name="P20" draw:layer="layout" svg:width="4.117cm" svg:height="1.207cm" svg:x="17.228cm" svg:y="3.467cm">
          <draw:text-box>
            <text:p text:style-name="P19"><text:span text:style-name="T13">региональный</text:span></text:p>
            <text:p text:style-name="P19"><text:span text:style-name="T13">сервер</text:span></text:p>
          </draw:text-box>
        </draw:frame>
        <draw:custom-shape draw:style-name="gr19" draw:text-style-name="P27" draw:layer="layout" svg:width="2.1cm" svg:height="0.9cm" svg:x="16.305cm" svg:y="8.008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0" draw:layer="layout" svg:width="4.117cm" svg:height="1.207cm" svg:x="17.228cm" svg:y="12.269cm">
          <draw:text-box>
            <text:p text:style-name="P19"><text:span text:style-name="T13">региональный</text:span></text:p>
            <text:p text:style-name="P19"><text:span text:style-name="T13">сервер</text:span></text:p>
          </draw:text-box>
        </draw:frame>
        <draw:custom-shape draw:style-name="gr19" draw:text-style-name="P27" draw:layer="layout" svg:width="2.1cm" svg:height="0.9cm" svg:x="16.305cm" svg:y="16.91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3.012cm" svg:height="2.636cm" svg:x="17.411cm" svg:y="13.52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39" draw:text-style-name="P42" draw:layer="layout" svg:width="3.008cm" svg:height="0.822cm" svg:x="17.411cm" svg:y="14.443cm" svg:viewBox="0 0 3009 823" svg:d="M3009 407c0 208-754 416-1507 416-721 0-1443-191-1502-390v-18c0-208 753-415 1506-415 721 0 1444 190 1503 389z">
          <text:p/>
        </draw:path>
        <draw:path draw:style-name="gr40" draw:text-style-name="P43" draw:layer="layout" svg:width="3.012cm" svg:height="1.316cm" svg:x="17.411cm" svg:y="14.843cm" svg:viewBox="0 0 3013 1317" svg:d="M1506 416c753 0 1507-208 1507-416v901c0 208-754 416-1507 416s-1506-208-1506-416v-901c0 208 753 416 1506 416z">
          <text:p/>
        </draw:path>
        <draw:custom-shape draw:style-name="gr5" draw:text-style-name="P16" draw:layer="layout" svg:width="3.012cm" svg:height="2.636cm" svg:x="17.412cm" svg:y="4.72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39" draw:text-style-name="P42" draw:layer="layout" svg:width="3.008cm" svg:height="0.822cm" svg:x="17.412cm" svg:y="5.644cm" svg:viewBox="0 0 3009 823" svg:d="M3009 407c0 208-754 416-1507 416-721 0-1443-191-1502-390v-18c0-208 753-415 1506-415 721 0 1444 190 1503 389z">
          <text:p/>
        </draw:path>
        <draw:path draw:style-name="gr40" draw:text-style-name="P43" draw:layer="layout" svg:width="3.012cm" svg:height="1.316cm" svg:x="17.412cm" svg:y="6.044cm" svg:viewBox="0 0 3013 1317" svg:d="M1506 416c753 0 1507-208 1507-416v901c0 208-754 416-1507 416s-1506-208-1506-416v-901c0 208 753 416 1506 416z">
          <text:p/>
        </draw:path>
        <draw:custom-shape draw:style-name="gr41" draw:text-style-name="P43" draw:layer="layout" svg:width="0.377cm" svg:height="0.527cm" svg:x="17.481cm" svg:y="9.4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0.301cm" svg:height="0.527cm" svg:x="17.851cm" svg:y="9.4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17.482cm" svg:y="9.4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4cm" svg:height="1.1cm" draw:transform="rotate (-1.5707963267949) translate (19.752cm 7.759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0" draw:text-style-name="P44" draw:layer="layout" svg:width="2.72cm" svg:height="1.047cm" svg:x="19.73cm" svg:y="7.913cm">
          <draw:text-box>
            <text:p text:style-name="P1"><text:span text:style-name="T14">select, insert</text:span></text:p>
            <text:p text:style-name="P1"><text:span text:style-name="T14">update, delete</text:span></text:p>
          </draw:text-box>
        </draw:frame>
        <draw:line draw:style-name="gr16" draw:text-style-name="P25" draw:layer="layout" svg:x1="18.301cm" svg:y1="9.758cm" svg:x2="18.828cm" svg:y2="9.758cm">
          <text:p/>
        </draw:line>
        <draw:frame draw:style-name="gr9" draw:text-style-name="P21" draw:layer="layout" svg:width="2.907cm" svg:height="0.649cm" svg:x="17.527cm" svg:y="10.061cm">
          <draw:text-box>
            <text:p text:style-name="P19"><text:span text:style-name="T14">сегменты WAL</text:span></text:p>
          </draw:text-box>
        </draw:frame>
        <draw:custom-shape draw:style-name="gr41" draw:text-style-name="P43" draw:layer="layout" svg:width="0.377cm" svg:height="0.527cm" svg:x="17.481cm" svg:y="18.2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0.301cm" svg:height="0.527cm" svg:x="17.851cm" svg:y="18.2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17.482cm" svg:y="18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4cm" svg:height="1.1cm" draw:transform="rotate (-1.5707963267949) translate (19.752cm 16.559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0" draw:text-style-name="P44" draw:layer="layout" svg:width="2.72cm" svg:height="1.047cm" svg:x="19.73cm" svg:y="16.713cm">
          <draw:text-box>
            <text:p text:style-name="P1"><text:span text:style-name="T14">select, insert</text:span></text:p>
            <text:p text:style-name="P1"><text:span text:style-name="T14">update, delete</text:span></text:p>
          </draw:text-box>
        </draw:frame>
        <draw:line draw:style-name="gr16" draw:text-style-name="P25" draw:layer="layout" svg:x1="18.301cm" svg:y1="18.558cm" svg:x2="18.828cm" svg:y2="18.558cm">
          <text:p/>
        </draw:line>
        <draw:frame draw:style-name="gr9" draw:text-style-name="P21" draw:layer="layout" svg:width="2.907cm" svg:height="0.649cm" svg:x="17.527cm" svg:y="18.861cm">
          <draw:text-box>
            <text:p text:style-name="P19"><text:span text:style-name="T14">сегменты WAL</text:span></text:p>
          </draw:text-box>
        </draw:frame>
        <draw:custom-shape draw:style-name="gr4" draw:text-style-name="P16" draw:layer="layout" svg:width="1.4cm" svg:height="1.1cm" draw:transform="rotate (-1.5707963267949) translate (6.553cm 12.26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9" draw:text-style-name="P27" draw:layer="layout" svg:width="2.1cm" svg:height="0.9cm" svg:x="6.804cm" svg:y="11.907cm">
          <text:p text:style-name="P26"><text:span text:style-name="T14">logical repl.</text:span></text:p>
          <text:p text:style-name="P26"><text:span text:style-name="T14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1cm" svg:height="0.9cm" svg:x="6.805cm" svg:y="13.008cm">
          <text:p text:style-name="P26"><text:span text:style-name="T14">logical repl.</text:span></text:p>
          <text:p text:style-name="P26"><text:span text:style-name="T14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1" draw:layer="layout" svg:width="2.907cm" svg:height="0.649cm" svg:x="3.528cm" svg:y="14.665cm">
          <draw:text-box>
            <text:p text:style-name="P19"><text:span text:style-name="T15">сегменты</text:span><text:span text:style-name="T14"> WAL</text:span></text:p>
          </draw:text-box>
        </draw:frame>
        <draw:custom-shape draw:style-name="gr12" draw:text-style-name="P17" draw:layer="layout" svg:width="0.377cm" svg:height="0.527cm" svg:x="3.487cm" svg:y="14.0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4cm" svg:y="14.0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7cm" svg:y="14.077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4cm" svg:y1="14.34cm" svg:x2="4.767cm" svg:y2="14.34cm">
          <text:p/>
        </draw:line>
        <draw:custom-shape draw:style-name="gr23" draw:text-style-name="P17" draw:layer="layout" svg:width="0.486cm" svg:height="0.486cm" svg:x="15.94cm" svg:y="8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17" draw:layer="layout" svg:width="0.486cm" svg:height="0.486cm" svg:x="15.941cm" svg:y="17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9" draw:text-style-name="P37" draw:layer="layout" svg:width="16.799cm" svg:height="14.721cm" svg:x="2.1cm" svg:y="14.107cm" presentation:class="notes" presentation:user-transformed="true">
            <draw:text-box>
              <text:p text:style-name="P29"><text:span text:style-name="T6">Пусть имеются несколько региональных филиалов, каждый из </text:span><text:span text:style-name="T6">которых работает на собственном сервере PostgreSQL. Задача </text:span><text:span text:style-name="T6">состоит</text:span><text:span text:style-name="T6"><text:line-break/></text:span><text:span text:style-name="T6">в консолидации части данных на центральном сервере.</text:span></text:p>
              <text:p text:style-name="P29"><text:span text:style-name="T6">Для решения на региональных серверах создаются публикации </text:span><text:span text:style-name="T6">необходимых данных. Центральный сервер подписывается на эти </text:span><text:span text:style-name="T6">публикации. Полученные данные можно обрабатывать (например, </text:span><text:span text:style-name="T6">приводить к единому виду) с помощью триггеров на стороне </text:span><text:span text:style-name="T6">центрального сервера.</text:span></text:p>
              <text:p text:style-name="P29"><text:span text:style-name="T6">Поскольку репликация основана на передаче данных через слот, </text:span><text:span text:style-name="T6">между серверами необходимо более или менее постоянное </text:span><text:span text:style-name="T6">соединение, так как во время разрыва соединения региональные </text:span><text:span text:style-name="T6">серверы будут вынуждены сохранять файлы журнала.</text:span></text:p>
              <text:p text:style-name="P29"><text:span text:style-name="T6">Есть множество особенностей такого процесса и с точки зрения </text:span><text:span text:style-name="T6">бизнес-логики, требующих всестороннего изучения. В ряде случаев </text:span><text:span text:style-name="T6">может оказаться проще передавать данные пакетами раз в </text:span><text:span text:style-name="T6">определенный интервал времени.</text:span></text:p>
              <text:p text:style-name="P29"><text:span text:style-name="T6"/></text:p>
            </draw:text-box>
          </draw:frame>
        </presentation:notes>
      </draw:page>
      <draw:page draw:name="page13" draw:style-name="dp1" draw:master-page-name="template2" presentation:presentation-page-layout-name="AL1T1">
        <office:forms form:automatic-focus="false" form:apply-design-mode="false"/>
        <draw:frame presentation:style-name="pr4" draw:text-style-name="P3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8"><text:span text:style-name="T28">репликация справочников</text:span></text:p>
              </text:list-item>
            </text:list>
          </draw:text-box>
        </draw:frame>
        <draw:custom-shape draw:style-name="gr42" draw:text-style-name="P40" draw:layer="layout" svg:width="0.5cm" svg:height="8.082cm" draw:transform="rotate (-1.05801859255896) translate (15.221cm 13.003cm)">
          <text:p/>
          <draw:enhanced-geometry svg:viewBox="0 0 21600 21600" draw:mirror-vertical="true" draw:mirror-horizont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41" draw:layer="layout" svg:width="0.5cm" svg:height="8.082cm" draw:transform="rotate (-1.05801859255896) translate (15.216cm 8.47cm)">
          <text:p/>
          <draw:enhanced-geometry svg:viewBox="0 0 21600 21600" draw:mirror-vertical="false" draw:mirror-horizont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бщие справочники</text:span></text:p>
          </draw:text-box>
        </draw:frame>
        <draw:custom-shape draw:style-name="gr5" draw:text-style-name="P16" draw:layer="layout" svg:width="3.012cm" svg:height="2.636cm" svg:x="3.511cm" svg:y="9.21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4cm 11.853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3cm" svg:y="9.832cm" svg:viewBox="0 0 3009 823" svg:d="M3009 407c0 208-754 416-1507 416-721 0-1443-191-1502-390v-18c0-208 753-415 1506-415 721 0 1444 190 1503 389z">
          <text:p/>
        </draw:path>
        <draw:frame draw:style-name="gr37" draw:text-style-name="P31" draw:layer="layout" svg:width="3.846cm" svg:height="1.207cm" svg:x="3.428cm" svg:y="7.965cm">
          <draw:text-box>
            <text:p text:style-name="P19"><text:span text:style-name="T13">центральный</text:span></text:p>
            <text:p text:style-name="P19"><text:span text:style-name="T13">сервер</text:span></text:p>
          </draw:text-box>
        </draw:frame>
        <draw:frame draw:style-name="gr38" draw:text-style-name="P20" draw:layer="layout" svg:width="4.117cm" svg:height="1.207cm" svg:x="17.228cm" svg:y="3.467cm">
          <draw:text-box>
            <text:p text:style-name="P19"><text:span text:style-name="T13">региональный</text:span></text:p>
            <text:p text:style-name="P19"><text:span text:style-name="T13">сервер</text:span></text:p>
          </draw:text-box>
        </draw:frame>
        <draw:frame draw:style-name="gr38" draw:text-style-name="P20" draw:layer="layout" svg:width="4.117cm" svg:height="1.207cm" svg:x="17.228cm" svg:y="12.269cm">
          <draw:text-box>
            <text:p text:style-name="P19"><text:span text:style-name="T13">региональный</text:span></text:p>
            <text:p text:style-name="P19"><text:span text:style-name="T13">сервер</text:span></text:p>
          </draw:text-box>
        </draw:frame>
        <draw:custom-shape draw:style-name="gr5" draw:text-style-name="P16" draw:layer="layout" svg:width="3.012cm" svg:height="2.636cm" svg:x="17.411cm" svg:y="13.52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39" draw:text-style-name="P42" draw:layer="layout" svg:width="3.008cm" svg:height="0.822cm" svg:x="17.411cm" svg:y="14.443cm" svg:viewBox="0 0 3009 823" svg:d="M3009 407c0 208-754 416-1507 416-721 0-1443-191-1502-390v-18c0-208 753-415 1506-415 721 0 1444 190 1503 389z">
          <text:p/>
        </draw:path>
        <draw:path draw:style-name="gr40" draw:text-style-name="P43" draw:layer="layout" svg:width="3.012cm" svg:height="1.316cm" svg:x="17.411cm" svg:y="14.843cm" svg:viewBox="0 0 3013 1317" svg:d="M1506 416c753 0 1507-208 1507-416v901c0 208-754 416-1507 416s-1506-208-1506-416v-901c0 208 753 416 1506 416z">
          <text:p/>
        </draw:path>
        <draw:custom-shape draw:style-name="gr5" draw:text-style-name="P16" draw:layer="layout" svg:width="3.012cm" svg:height="2.636cm" svg:x="17.412cm" svg:y="4.72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39" draw:text-style-name="P42" draw:layer="layout" svg:width="3.008cm" svg:height="0.822cm" svg:x="17.412cm" svg:y="5.644cm" svg:viewBox="0 0 3009 823" svg:d="M3009 407c0 208-754 416-1507 416-721 0-1443-191-1502-390v-18c0-208 753-415 1506-415 721 0 1444 190 1503 389z">
          <text:p/>
        </draw:path>
        <draw:path draw:style-name="gr40" draw:text-style-name="P43" draw:layer="layout" svg:width="3.012cm" svg:height="1.316cm" svg:x="17.412cm" svg:y="6.044cm" svg:viewBox="0 0 3013 1317" svg:d="M1506 416c753 0 1507-208 1507-416v901c0 208-754 416-1507 416s-1506-208-1506-416v-901c0 208 753 416 1506 416z">
          <text:p/>
        </draw:path>
        <draw:custom-shape draw:style-name="gr41" draw:text-style-name="P43" draw:layer="layout" svg:width="0.377cm" svg:height="0.527cm" svg:x="17.481cm" svg:y="9.4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0.301cm" svg:height="0.527cm" svg:x="17.851cm" svg:y="9.4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17.482cm" svg:y="9.478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18.301cm" svg:y1="9.758cm" svg:x2="18.828cm" svg:y2="9.758cm">
          <text:p/>
        </draw:line>
        <draw:frame draw:style-name="gr9" draw:text-style-name="P21" draw:layer="layout" svg:width="2.907cm" svg:height="0.649cm" svg:x="17.527cm" svg:y="10.061cm">
          <draw:text-box>
            <text:p text:style-name="P19"><text:span text:style-name="T14">сегменты WAL</text:span></text:p>
          </draw:text-box>
        </draw:frame>
        <draw:custom-shape draw:style-name="gr41" draw:text-style-name="P43" draw:layer="layout" svg:width="0.377cm" svg:height="0.527cm" svg:x="17.481cm" svg:y="18.2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0.301cm" svg:height="0.527cm" svg:x="17.851cm" svg:y="18.2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17.482cm" svg:y="18.278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18.301cm" svg:y1="18.558cm" svg:x2="18.828cm" svg:y2="18.558cm">
          <text:p/>
        </draw:line>
        <draw:frame draw:style-name="gr9" draw:text-style-name="P21" draw:layer="layout" svg:width="2.907cm" svg:height="0.649cm" svg:x="17.527cm" svg:y="18.861cm">
          <draw:text-box>
            <text:p text:style-name="P19"><text:span text:style-name="T14">сегменты WAL</text:span></text:p>
          </draw:text-box>
        </draw:frame>
        <draw:frame draw:style-name="gr9" draw:text-style-name="P21" draw:layer="layout" svg:width="2.907cm" svg:height="0.649cm" svg:x="3.528cm" svg:y="14.665cm">
          <draw:text-box>
            <text:p text:style-name="P19"><text:span text:style-name="T15">сегменты</text:span><text:span text:style-name="T14"> WAL</text:span></text:p>
          </draw:text-box>
        </draw:frame>
        <draw:custom-shape draw:style-name="gr12" draw:text-style-name="P17" draw:layer="layout" svg:width="0.377cm" svg:height="0.527cm" svg:x="3.487cm" svg:y="14.0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4cm" svg:y="14.0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7cm" svg:y="14.077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4cm" svg:y1="14.34cm" svg:x2="4.767cm" svg:y2="14.34cm">
          <text:p/>
        </draw:line>
        <draw:custom-shape draw:style-name="gr4" draw:text-style-name="P16" draw:layer="layout" svg:width="1.4cm" svg:height="1.1cm" draw:transform="rotate (-1.5707963267949) translate (5.359cm 12.267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0" draw:text-style-name="P23" draw:layer="layout" svg:width="2.72cm" svg:height="1.047cm" svg:x="1.629cm" svg:y="12.472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ustom-shape draw:style-name="gr19" draw:text-style-name="P27" draw:layer="layout" svg:width="2.1cm" svg:height="0.9cm" svg:x="6.805cm" svg:y="11.913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1cm" svg:height="0.9cm" svg:x="6.806cm" svg:y="13.014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0.486cm" svg:height="0.486cm" svg:x="8.792cm" svg:y="13.3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17" draw:layer="layout" svg:width="0.486cm" svg:height="0.486cm" svg:x="8.792cm" svg:y="11.9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6" draw:layer="layout" svg:width="1.4cm" svg:height="1.1cm" draw:transform="rotate (-1.5707963267949) translate (18.857cm 7.7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4" draw:text-style-name="P16" draw:layer="layout" svg:width="1.4cm" svg:height="1.1cm" draw:transform="rotate (-1.5707963267949) translate (20.251cm 7.76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0" draw:text-style-name="P44" draw:layer="layout" svg:width="2.72cm" svg:height="1.047cm" svg:x="20.229cm" svg:y="7.914cm">
          <draw:text-box>
            <text:p text:style-name="P1"><text:span text:style-name="T14">select, insert</text:span></text:p>
            <text:p text:style-name="P1"><text:span text:style-name="T14">update, delete</text:span></text:p>
          </draw:text-box>
        </draw:frame>
        <draw:custom-shape draw:style-name="gr19" draw:text-style-name="P27" draw:layer="layout" svg:width="2.1cm" svg:height="0.9cm" svg:x="15.705cm" svg:y="8.008cm">
          <text:p text:style-name="P26"><text:span text:style-name="T14">logical repl.</text:span></text:p>
          <text:p text:style-name="P26"><text:span text:style-name="T14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layer="layout" svg:width="1.4cm" svg:height="1.1cm" draw:transform="rotate (-1.5707963267949) translate (18.857cm 16.561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4" draw:text-style-name="P16" draw:layer="layout" svg:width="1.4cm" svg:height="1.1cm" draw:transform="rotate (-1.5707963267949) translate (20.251cm 16.561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0" draw:text-style-name="P44" draw:layer="layout" svg:width="2.72cm" svg:height="1.047cm" svg:x="20.229cm" svg:y="16.715cm">
          <draw:text-box>
            <text:p text:style-name="P1"><text:span text:style-name="T14">select, insert</text:span></text:p>
            <text:p text:style-name="P1"><text:span text:style-name="T14">update, delete</text:span></text:p>
          </draw:text-box>
        </draw:frame>
        <draw:custom-shape draw:style-name="gr19" draw:text-style-name="P27" draw:layer="layout" svg:width="2.1cm" svg:height="0.9cm" svg:x="15.705cm" svg:y="16.809cm">
          <text:p text:style-name="P26"><text:span text:style-name="T14">logical repl.</text:span></text:p>
          <text:p text:style-name="P26"><text:span text:style-name="T14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9" draw:text-style-name="P37" draw:layer="layout" svg:width="16.799cm" svg:height="14.721cm" svg:x="2.1cm" svg:y="14.107cm" presentation:class="notes" presentation:user-transformed="true">
            <draw:text-box>
              <text:p text:style-name="P29"><text:span text:style-name="T6">Другая задача: на центральном сервере поддерживаются </text:span><text:span text:style-name="T6">справочники, актуальные версии которых должны быть доступны на </text:span><text:span text:style-name="T6">региональных серверах. </text:span></text:p>
              <text:p text:style-name="P29"><text:span text:style-name="T6">В этом случае схему надо развернуть наоборот: центральный сервер <text:s/></text:span><text:span text:style-name="T6">публикует изменения, а региональные серверы подписываются на эти </text:span><text:span text:style-name="T6">обновления.</text:span></text:p>
            </draw:text-box>
          </draw:frame>
        </presentation:notes>
      </draw:page>
      <draw:page draw:name="page14" draw:style-name="dp1" draw:master-page-name="template2_5f_" presentation:presentation-page-layout-name="AL1T1">
        <office:forms form:automatic-focus="false" form:apply-design-mode="false"/>
        <draw:frame presentation:style-name="pr14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0" draw:text-style-name="P3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7"/></text:p>
            <text:p text:style-name="P1"><text:span text:style-name="T27"/></text:p>
            <text:p text:style-name="P1"><text:span text:style-name="T27"/></text:p>
            <text:p text:style-name="P1"><text:span text:style-name="T27"><text:s text:c="11"/></text:span><text:span text:style-name="T27">$ psql</text:span></text:p>
            <text:p text:style-name="P1"><text:span text:style-name="T27"><text:s text:c="11"/></text:span><text:span text:style-name="T2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бновление серверов</text:span></text:p>
          </draw:text-box>
        </draw:fram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<text:s/>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3"><text:span text:style-name="T12">мастер и физическая реплика: требуется обновить основную версию</text:span></text:p>
              </text:list-item>
            </text:list>
          </draw:text-box>
        </draw:frame>
        <draw:custom-shape draw:style-name="gr3" draw:text-style-name="P16" draw:layer="layout" svg:width="0.5cm" svg:height="8.75cm" draw:transform="rotate (-1.5707963267949) translate (15.552cm 9.302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5.356cm 8.85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09cm" svg:y="5.8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2cm 8.44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1cm" svg:y="6.427cm" svg:viewBox="0 0 3009 823" svg:d="M3009 407c0 208-754 416-1507 416-721 0-1443-191-1502-390v-18c0-208 753-415 1506-415 721 0 1444 190 1503 389z">
          <text:p/>
        </draw:path>
        <draw:frame draw:style-name="gr44" draw:text-style-name="P31" draw:layer="layout" svg:width="2.352cm" svg:height="1.207cm" svg:x="3.826cm" svg:y="4.56cm">
          <draw:text-box>
            <text:p text:style-name="P19"><text:span text:style-name="T13">основной</text:span></text:p>
            <text:p text:style-name="P19"><text:span text:style-name="T13">сервер</text:span></text:p>
          </draw:text-box>
        </draw:frame>
        <draw:frame draw:style-name="gr9" draw:text-style-name="P21" draw:layer="layout" svg:width="2.907cm" svg:height="0.649cm" svg:x="3.526cm" svg:y="11.16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626cm" svg:y="9.061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ustom-shape draw:style-name="gr12" draw:text-style-name="P17" draw:layer="layout" svg:width="0.377cm" svg:height="0.527cm" svg:x="3.485cm" svg:y="10.5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2cm" svg:y="10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0.572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8cm" svg:y1="10.835cm" svg:x2="4.765cm" svg:y2="10.835cm">
          <text:p/>
        </draw:line>
        <draw:custom-shape draw:style-name="gr5" draw:text-style-name="P16" draw:layer="layout" svg:width="3.012cm" svg:height="2.636cm" svg:x="17.509cm" svg:y="5.8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20.522cm 8.449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7.511cm" svg:y="6.428cm" svg:viewBox="0 0 3009 823" svg:d="M3009 407c0 208-754 416-1507 416-721 0-1443-191-1502-390v-18c0-208 753-415 1506-415 721 0 1444 190 1503 389z">
          <text:p/>
        </draw:path>
        <draw:frame draw:style-name="gr45" draw:text-style-name="P31" draw:layer="layout" svg:width="2.627cm" svg:height="1.207cm" svg:x="17.626cm" svg:y="4.562cm">
          <draw:text-box>
            <text:p text:style-name="P19"><text:span text:style-name="T13">резервный</text:span></text:p>
            <text:p text:style-name="P19"><text:span text:style-name="T13">сервер</text:span></text:p>
          </draw:text-box>
        </draw:frame>
        <draw:custom-shape draw:style-name="gr19" draw:text-style-name="P27" draw:layer="layout" svg:width="2.1cm" svg:height="0.9cm" svg:x="6.702cm" svg:y="9.10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19" draw:id="id19" draw:layer="layout" svg:width="2.1cm" svg:height="0.9cm" svg:x="15.603cm" svg:y="9.103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8.567cm" svg:y="9.3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762cm" svg:height="0.762cm" svg:x="11.167cm" svg:y="9.1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84cm" svg:height="0.692cm" svg:x="18.73cm" svg:y="8.554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20" draw:id="id20" draw:layer="layout" svg:width="2.1cm" svg:height="0.9cm" svg:x="17.972cm" svg:y="9.106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7.703cm" svg:y1="9.553cm" svg:x2="17.972cm" svg:y2="9.556cm" draw:start-shape="id19" draw:start-glue-point="1" draw:end-shape="id20" draw:end-glue-point="3" svg:d="M17703 9553h135v3h134" svg:viewBox="0 0 270 4">
          <text:p/>
        </draw:connector>
        <draw:custom-shape draw:style-name="gr23" draw:text-style-name="P17" draw:layer="layout" svg:width="0.486cm" svg:height="0.486cm" svg:x="8.689cm" svg:y="9.3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8.567cm" svg:y="10.415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3.012cm" svg:height="0.962cm" svg:x="3.509cm" svg:y="7.352cm">
          <draw:text-box>
            <text:p text:style-name="P1">11.15</text:p>
          </draw:text-box>
        </draw:frame>
        <draw:frame draw:style-name="gr46" draw:text-style-name="P45" draw:layer="layout" svg:width="3.012cm" svg:height="0.962cm" svg:x="17.509cm" svg:y="7.352cm">
          <draw:text-box>
            <text:p text:style-name="P1">11.1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17">Логическая репликация может использоваться для обновления </text:span><text:span text:style-name="T17">основной версии сервера без прерывания обслуживания (или</text:span><text:span text:style-name="T17"><text:line-break/></text:span><text:span text:style-name="T17">с минимальным прерыванием).</text:span></text:p>
              <text:p text:style-name="P29"><text:span text:style-name="T17">Допустим, имеется основной сервер и физическая потоковая </text:span><text:span text:style-name="T17">реплика.</text:span></text:p>
            </draw:text-box>
          </draw:frame>
        </presentation:notes>
      </draw:page>
      <draw:page draw:name="page16" draw:style-name="dp1" draw:master-page-name="template2" presentation:presentation-page-layout-name="AL1T1">
        <office:forms form:automatic-focus="false" form:apply-design-mode="false"/>
        <draw:custom-shape draw:style-name="gr47" draw:text-style-name="P40" draw:layer="layout" svg:width="0.5cm" svg:height="6.645cm" draw:transform="rotate (-2.84872640510514) translate (9.89cm 16.615cm)">
          <text:p/>
          <draw:enhanced-geometry svg:viewBox="0 0 21600 21600" draw:text-areas="?f0 ?f7 ?f2 21600" draw:type="up-arrow" draw:modifiers="676.669414674361 5173.652694610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бновление серверов</text:span></text:p>
          </draw:text-box>
        </draw:fram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<text:s/>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3"><text:span text:style-name="T12"/></text:p>
              </text:list-item>
            </text:list>
          </draw:text-box>
        </draw:frame>
        <draw:custom-shape draw:style-name="gr3" draw:text-style-name="P16" draw:layer="layout" svg:width="0.5cm" svg:height="8.75cm" draw:transform="rotate (-1.5707963267949) translate (15.552cm 8.602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5.356cm 8.85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09cm" svg:y="5.8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2cm 8.44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1cm" svg:y="6.427cm" svg:viewBox="0 0 3009 823" svg:d="M3009 407c0 208-754 416-1507 416-721 0-1443-191-1502-390v-18c0-208 753-415 1506-415 721 0 1444 190 1503 389z">
          <text:p/>
        </draw:path>
        <draw:frame draw:style-name="gr44" draw:text-style-name="P31" draw:layer="layout" svg:width="2.352cm" svg:height="1.207cm" svg:x="3.826cm" svg:y="4.56cm">
          <draw:text-box>
            <text:p text:style-name="P19"><text:span text:style-name="T13">основной</text:span></text:p>
            <text:p text:style-name="P19"><text:span text:style-name="T13">сервер</text:span></text:p>
          </draw:text-box>
        </draw:frame>
        <draw:frame draw:style-name="gr9" draw:text-style-name="P21" draw:layer="layout" svg:width="2.907cm" svg:height="0.649cm" svg:x="3.526cm" svg:y="11.16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626cm" svg:y="9.061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ustom-shape draw:style-name="gr12" draw:text-style-name="P17" draw:layer="layout" svg:width="0.377cm" svg:height="0.527cm" svg:x="3.485cm" svg:y="10.5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2cm" svg:y="10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0.572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8cm" svg:y1="10.835cm" svg:x2="4.765cm" svg:y2="10.835cm">
          <text:p/>
        </draw:line>
        <draw:custom-shape draw:style-name="gr5" draw:text-style-name="P16" draw:layer="layout" svg:width="3.012cm" svg:height="2.636cm" svg:x="17.509cm" svg:y="5.1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20.522cm 7.749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7.511cm" svg:y="5.728cm" svg:viewBox="0 0 3009 823" svg:d="M3009 407c0 208-754 416-1507 416-721 0-1443-191-1502-390v-18c0-208 753-415 1506-415 721 0 1444 190 1503 389z">
          <text:p/>
        </draw:path>
        <draw:frame draw:style-name="gr45" draw:text-style-name="P31" draw:layer="layout" svg:width="2.627cm" svg:height="1.207cm" svg:x="17.726cm" svg:y="3.862cm">
          <draw:text-box>
            <text:p text:style-name="P19"><text:span text:style-name="T13">резервный</text:span></text:p>
            <text:p text:style-name="P19"><text:span text:style-name="T13">сервер</text:span></text:p>
          </draw:text-box>
        </draw:frame>
        <draw:custom-shape draw:style-name="gr19" draw:text-style-name="P27" draw:layer="layout" svg:width="2.1cm" svg:height="0.9cm" svg:x="6.702cm" svg:y="8.40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21" draw:id="id21" draw:layer="layout" svg:width="2.1cm" svg:height="0.9cm" svg:x="15.603cm" svg:y="8.403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8.567cm" svg:y="8.6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762cm" svg:height="0.762cm" svg:x="11.167cm" svg:y="8.4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84cm" svg:height="0.692cm" svg:x="18.73cm" svg:y="7.854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22" draw:id="id22" draw:layer="layout" svg:width="2.1cm" svg:height="0.9cm" svg:x="17.972cm" svg:y="8.406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7.703cm" svg:y1="8.853cm" svg:x2="17.972cm" svg:y2="8.856cm" draw:start-shape="id21" draw:start-glue-point="1" draw:end-shape="id22" draw:end-glue-point="3" svg:d="M17703 8853h135v3h134" svg:viewBox="0 0 270 4">
          <text:p/>
        </draw:connector>
        <draw:custom-shape draw:style-name="gr23" draw:text-style-name="P17" draw:layer="layout" svg:width="0.486cm" svg:height="0.486cm" svg:x="8.689cm" svg:y="8.6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27" draw:layer="layout" svg:width="2.1cm" svg:height="0.9cm" svg:x="6.702cm" svg:y="9.50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8.567cm" svg:y="9.7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486cm" svg:height="0.486cm" svg:x="7.55cm" svg:y="10.3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6" draw:layer="layout" svg:width="1.4cm" svg:height="1.1cm" draw:transform="rotate (-1.5707963267949) translate (8.057cm 16.757cm)">
          <text:p/>
          <draw:enhanced-geometry svg:viewBox="0 0 144 122" draw:mirror-vertical="tru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5.51cm" svg:y="13.7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40" draw:text-style-name="P43" draw:layer="layout" svg:width="3.012cm" svg:height="1.613cm" draw:transform="rotate (-3.14159265358979) translate (8.523cm 16.349cm)" svg:viewBox="0 0 3013 1614" svg:d="M3013 1614v-1199c0-208-753-415-1506-415s-1507 207-1507 415v1199c0-208 754-415 1507-415s1506 207 1506 415z">
          <text:p/>
        </draw:path>
        <draw:path draw:style-name="gr39" draw:text-style-name="P42" draw:layer="layout" svg:width="3.008cm" svg:height="0.822cm" svg:x="5.512cm" svg:y="14.328cm" svg:viewBox="0 0 3009 823" svg:d="M3009 407c0 208-754 416-1507 416-721 0-1443-191-1502-390v-18c0-208 753-415 1506-415 721 0 1444 190 1503 389z">
          <text:p/>
        </draw:path>
        <draw:frame draw:style-name="gr44" draw:text-style-name="P31" draw:layer="layout" svg:width="2.352cm" svg:height="1.207cm" svg:x="5.827cm" svg:y="12.461cm">
          <draw:text-box>
            <text:p text:style-name="P19"><text:span text:style-name="T13">основной</text:span></text:p>
            <text:p text:style-name="P19"><text:span text:style-name="T13">сервер</text:span></text:p>
          </draw:text-box>
        </draw:frame>
        <draw:frame draw:style-name="gr9" draw:text-style-name="P21" draw:layer="layout" svg:width="2.907cm" svg:height="0.649cm" svg:x="5.527cm" svg:y="19.061cm">
          <draw:text-box>
            <text:p text:style-name="P19"><text:span text:style-name="T14">сегменты WAL</text:span></text:p>
          </draw:text-box>
        </draw:frame>
        <draw:custom-shape draw:style-name="gr41" draw:text-style-name="P43" draw:layer="layout" svg:width="0.377cm" svg:height="0.527cm" svg:x="5.486cm" svg:y="18.47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0.301cm" svg:height="0.527cm" svg:x="5.863cm" svg:y="18.4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5.486cm" svg:y="18.473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6.239cm" svg:y1="18.736cm" svg:x2="6.766cm" svg:y2="18.736cm">
          <text:p/>
        </draw:line>
        <draw:custom-shape draw:style-name="gr19" draw:text-style-name="P27" draw:layer="layout" svg:width="2.1cm" svg:height="0.9cm" svg:x="8.703cm" svg:y="17.003cm">
          <text:p text:style-name="P26"><text:span text:style-name="T14">logical repl.</text:span></text:p>
          <text:p text:style-name="P26"><text:span text:style-name="T14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10.568cm" svg:y="16.516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3.012cm" svg:height="0.962cm" svg:x="3.509cm" svg:y="7.352cm">
          <draw:text-box>
            <text:p text:style-name="P1">11.15</text:p>
          </draw:text-box>
        </draw:frame>
        <draw:frame draw:style-name="gr46" draw:text-style-name="P45" draw:layer="layout" svg:width="3.012cm" svg:height="0.962cm" svg:x="17.509cm" svg:y="6.652cm">
          <draw:text-box>
            <text:p text:style-name="P1">11.15</text:p>
          </draw:text-box>
        </draw:frame>
        <draw:frame draw:style-name="gr46" draw:text-style-name="P45" draw:layer="layout" svg:width="3.012cm" svg:height="0.962cm" svg:x="5.51cm" svg:y="15.252cm">
          <draw:text-box>
            <text:p text:style-name="P1">13.6</text:p>
          </draw:text-box>
        </draw:frame>
        <draw:custom-shape draw:style-name="gr48" draw:text-style-name="P28" draw:layer="layout" svg:width="4.164cm" svg:height="1.289cm" svg:x="9.552cm" svg:y="11.784cm">
          <text:p text:style-name="P26"><text:span text:style-name="T15">репликация</text:span></text:p>
          <text:p text:style-name="P26"><text:span text:style-name="T15">всех таблиц БД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38.48739495798 24061.39534883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47" draw:layer="layout" svg:width="3.81cm" svg:height="1.27cm" svg:x="2.286cm" svg:y="16.81cm">
          <text:p text:style-name="P46"><text:span text:style-name="T15">клиенты еще</text:span></text:p>
          <text:p text:style-name="P46"><text:span text:style-name="T15">не подключен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17">Создаем новый сервер с требуемой версией PostgreSQL и переносим </text:span><text:span text:style-name="T17">на него структуру всех таблиц выбранной базы данных.</text:span></text:p>
              <text:p text:style-name="P29"><text:span text:style-name="T17">На основном сервере предыдущей версии публикуем изменения всех </text:span><text:span text:style-name="T17">таблиц базы данных. Поскольку изменения схемы данных не </text:span><text:span text:style-name="T17">реплицируются, на время обновления такие изменения должны быть </text:span><text:span text:style-name="T17">запрещены.</text:span></text:p>
              <text:p text:style-name="P29"><text:span text:style-name="T17"/></text:p>
            </draw:text-box>
          </draw:frame>
        </presentation:notes>
      </draw:page>
      <draw:page draw:name="page17" draw:style-name="dp1" draw:master-page-name="template2" presentation:presentation-page-layout-name="AL1T1">
        <office:forms form:automatic-focus="false" form:apply-design-mode="false"/>
        <draw:custom-shape draw:style-name="gr50" draw:text-style-name="P40" draw:layer="layout" svg:width="0.5cm" svg:height="6.064cm" draw:transform="rotate (-2.84872640510514) translate (9.722cm 16.059cm)">
          <text:p/>
          <draw:enhanced-geometry svg:viewBox="0 0 21600 21600" draw:text-areas="?f0 ?f7 ?f2 21600" draw:type="up-arrow" draw:modifiers="676.669414674361 5173.652694610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бновление серверов</text:span></text:p>
          </draw:text-box>
        </draw:fram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<text:s/>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3"><text:span text:style-name="T12"/></text:p>
              </text:list-item>
            </text:list>
          </draw:text-box>
        </draw:frame>
        <draw:custom-shape draw:style-name="gr3" draw:text-style-name="P16" draw:layer="layout" svg:width="0.5cm" svg:height="8.75cm" draw:transform="rotate (-1.5707963267949) translate (15.552cm 8.602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5.356cm 8.85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3.509cm" svg:y="5.8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2cm 8.44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1cm" svg:y="6.427cm" svg:viewBox="0 0 3009 823" svg:d="M3009 407c0 208-754 416-1507 416-721 0-1443-191-1502-390v-18c0-208 753-415 1506-415 721 0 1444 190 1503 389z">
          <text:p/>
        </draw:path>
        <draw:frame draw:style-name="gr44" draw:text-style-name="P31" draw:layer="layout" svg:width="2.352cm" svg:height="1.207cm" svg:x="3.826cm" svg:y="4.56cm">
          <draw:text-box>
            <text:p text:style-name="P19"><text:span text:style-name="T13">основной</text:span></text:p>
            <text:p text:style-name="P19"><text:span text:style-name="T13">сервер</text:span></text:p>
          </draw:text-box>
        </draw:frame>
        <draw:frame draw:style-name="gr9" draw:text-style-name="P21" draw:layer="layout" svg:width="2.907cm" svg:height="0.649cm" svg:x="3.526cm" svg:y="11.16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626cm" svg:y="9.061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ustom-shape draw:style-name="gr12" draw:text-style-name="P17" draw:layer="layout" svg:width="0.377cm" svg:height="0.527cm" svg:x="3.485cm" svg:y="10.5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2cm" svg:y="10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0.572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8cm" svg:y1="10.835cm" svg:x2="4.765cm" svg:y2="10.835cm">
          <text:p/>
        </draw:line>
        <draw:custom-shape draw:style-name="gr5" draw:text-style-name="P16" draw:layer="layout" svg:width="3.012cm" svg:height="2.636cm" svg:x="17.509cm" svg:y="5.1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20.522cm 7.749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7.511cm" svg:y="5.728cm" svg:viewBox="0 0 3009 823" svg:d="M3009 407c0 208-754 416-1507 416-721 0-1443-191-1502-390v-18c0-208 753-415 1506-415 721 0 1444 190 1503 389z">
          <text:p/>
        </draw:path>
        <draw:frame draw:style-name="gr45" draw:text-style-name="P31" draw:layer="layout" svg:width="2.627cm" svg:height="1.207cm" svg:x="17.726cm" svg:y="3.862cm">
          <draw:text-box>
            <text:p text:style-name="P19"><text:span text:style-name="T13">резервный</text:span></text:p>
            <text:p text:style-name="P19"><text:span text:style-name="T13">сервер</text:span></text:p>
          </draw:text-box>
        </draw:frame>
        <draw:custom-shape draw:style-name="gr19" draw:text-style-name="P27" draw:layer="layout" svg:width="2.1cm" svg:height="0.9cm" svg:x="6.702cm" svg:y="8.40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23" draw:id="id23" draw:layer="layout" svg:width="2.1cm" svg:height="0.9cm" svg:x="15.603cm" svg:y="8.403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8.567cm" svg:y="8.6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762cm" svg:height="0.762cm" svg:x="11.167cm" svg:y="8.4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84cm" svg:height="0.692cm" svg:x="18.73cm" svg:y="7.854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24" draw:id="id24" draw:layer="layout" svg:width="2.1cm" svg:height="0.9cm" svg:x="17.972cm" svg:y="8.406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7.703cm" svg:y1="8.853cm" svg:x2="17.972cm" svg:y2="8.856cm" draw:start-shape="id23" draw:start-glue-point="1" draw:end-shape="id24" draw:end-glue-point="3" svg:d="M17703 8853h135v3h134" svg:viewBox="0 0 270 4">
          <text:p/>
        </draw:connector>
        <draw:custom-shape draw:style-name="gr23" draw:text-style-name="P17" draw:layer="layout" svg:width="0.486cm" svg:height="0.486cm" svg:x="8.689cm" svg:y="8.6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27" draw:layer="layout" svg:width="2.1cm" svg:height="0.9cm" svg:x="6.702cm" svg:y="9.502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8.567cm" svg:y="9.7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486cm" svg:height="0.486cm" svg:x="7.55cm" svg:y="10.31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6" draw:layer="layout" svg:width="0.5cm" svg:height="8.75cm" draw:transform="rotate (-1.5707963267949) translate (17.553cm 17.603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8.057cm 16.757cm)">
          <text:p/>
          <draw:enhanced-geometry svg:viewBox="0 0 144 122" draw:mirror-vertical="tru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6" draw:layer="layout" svg:width="3.012cm" svg:height="2.636cm" svg:x="5.51cm" svg:y="13.7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40" draw:text-style-name="P43" draw:layer="layout" svg:width="3.012cm" svg:height="1.613cm" draw:transform="rotate (-3.14159265358979) translate (8.523cm 16.349cm)" svg:viewBox="0 0 3013 1614" svg:d="M3013 1614v-1199c0-208-753-415-1506-415s-1507 207-1507 415v1199c0-208 754-415 1507-415s1506 207 1506 415z">
          <text:p/>
        </draw:path>
        <draw:path draw:style-name="gr39" draw:text-style-name="P42" draw:layer="layout" svg:width="3.008cm" svg:height="0.822cm" svg:x="5.512cm" svg:y="14.328cm" svg:viewBox="0 0 3009 823" svg:d="M3009 407c0 208-754 416-1507 416-721 0-1443-191-1502-390v-18c0-208 753-415 1506-415 721 0 1444 190 1503 389z">
          <text:p/>
        </draw:path>
        <draw:frame draw:style-name="gr44" draw:text-style-name="P31" draw:layer="layout" svg:width="2.352cm" svg:height="1.207cm" svg:x="5.827cm" svg:y="12.461cm">
          <draw:text-box>
            <text:p text:style-name="P19"><text:span text:style-name="T13">основной</text:span></text:p>
            <text:p text:style-name="P19"><text:span text:style-name="T13">сервер</text:span></text:p>
          </draw:text-box>
        </draw:frame>
        <draw:frame draw:style-name="gr9" draw:text-style-name="P21" draw:layer="layout" svg:width="2.907cm" svg:height="0.649cm" svg:x="5.527cm" svg:y="19.061cm">
          <draw:text-box>
            <text:p text:style-name="P19"><text:span text:style-name="T14">сегменты WAL</text:span></text:p>
          </draw:text-box>
        </draw:frame>
        <draw:custom-shape draw:style-name="gr41" draw:text-style-name="P43" draw:layer="layout" svg:width="0.377cm" svg:height="0.527cm" svg:x="5.486cm" svg:y="18.47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0.301cm" svg:height="0.527cm" svg:x="5.863cm" svg:y="18.4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5.486cm" svg:y="18.473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6.239cm" svg:y1="18.736cm" svg:x2="6.766cm" svg:y2="18.736cm">
          <text:p/>
        </draw:line>
        <draw:custom-shape draw:style-name="gr5" draw:text-style-name="P16" draw:layer="layout" svg:width="3.012cm" svg:height="2.636cm" svg:x="19.51cm" svg:y="14.11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40" draw:text-style-name="P43" draw:layer="layout" svg:width="3.012cm" svg:height="1.613cm" draw:transform="rotate (-3.14159265358979) translate (22.523cm 16.75cm)" svg:viewBox="0 0 3013 1614" svg:d="M3013 1614v-1199c0-208-753-415-1506-415s-1507 207-1507 415v1199c0-208 754-415 1507-415s1506 207 1506 415z">
          <text:p/>
        </draw:path>
        <draw:path draw:style-name="gr39" draw:text-style-name="P42" draw:layer="layout" svg:width="3.008cm" svg:height="0.822cm" svg:x="19.512cm" svg:y="14.729cm" svg:viewBox="0 0 3009 823" svg:d="M3009 407c0 208-754 416-1507 416-721 0-1443-191-1502-390v-18c0-208 753-415 1506-415 721 0 1444 190 1503 389z">
          <text:p/>
        </draw:path>
        <draw:frame draw:style-name="gr45" draw:text-style-name="P31" draw:layer="layout" svg:width="2.627cm" svg:height="1.207cm" svg:x="19.627cm" svg:y="12.863cm">
          <draw:text-box>
            <text:p text:style-name="P19"><text:span text:style-name="T13">резервный</text:span></text:p>
            <text:p text:style-name="P19"><text:span text:style-name="T13">сервер</text:span></text:p>
          </draw:text-box>
        </draw:frame>
        <draw:custom-shape draw:style-name="gr19" draw:text-style-name="P27" draw:layer="layout" svg:width="2.1cm" svg:height="0.9cm" svg:x="8.703cm" svg:y="16.303cm">
          <text:p text:style-name="P26"><text:span text:style-name="T14">logical repl.</text:span></text:p>
          <text:p text:style-name="P26"><text:span text:style-name="T14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25" draw:id="id25" draw:layer="layout" svg:width="2.1cm" svg:height="0.9cm" svg:x="17.604cm" svg:y="17.404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10.568cm" svg:y="16.5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762cm" svg:height="0.762cm" svg:x="13.168cm" svg:y="16.3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84cm" svg:height="0.692cm" svg:x="20.731cm" svg:y="16.855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26" draw:id="id26" draw:layer="layout" svg:width="2.1cm" svg:height="0.9cm" svg:x="19.973cm" svg:y="17.407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9.704cm" svg:y1="17.854cm" svg:x2="19.973cm" svg:y2="17.857cm" draw:start-shape="id25" draw:start-glue-point="1" draw:end-shape="id26" draw:end-glue-point="3" svg:d="M19704 17854h135v3h134" svg:viewBox="0 0 270 4">
          <text:p/>
        </draw:connector>
        <draw:custom-shape draw:style-name="gr19" draw:text-style-name="P27" draw:layer="layout" svg:width="2.1cm" svg:height="0.9cm" svg:x="8.703cm" svg:y="17.403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10.568cm" svg:y="17.6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486cm" svg:height="0.486cm" svg:x="10.69cm" svg:y="17.61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6" draw:text-style-name="P45" draw:layer="layout" svg:width="3.012cm" svg:height="0.962cm" svg:x="3.509cm" svg:y="7.352cm">
          <draw:text-box>
            <text:p text:style-name="P1">11.15</text:p>
          </draw:text-box>
        </draw:frame>
        <draw:frame draw:style-name="gr46" draw:text-style-name="P45" draw:layer="layout" svg:width="3.012cm" svg:height="0.962cm" svg:x="17.509cm" svg:y="6.652cm">
          <draw:text-box>
            <text:p text:style-name="P1">11.15</text:p>
          </draw:text-box>
        </draw:frame>
        <draw:frame draw:style-name="gr46" draw:text-style-name="P45" draw:layer="layout" svg:width="3.012cm" svg:height="0.962cm" svg:x="19.51cm" svg:y="15.652cm">
          <draw:text-box>
            <text:p text:style-name="P1">13.6</text:p>
          </draw:text-box>
        </draw:frame>
        <draw:frame draw:style-name="gr46" draw:text-style-name="P45" draw:layer="layout" svg:width="3.012cm" svg:height="0.962cm" svg:x="5.51cm" svg:y="15.252cm">
          <draw:text-box>
            <text:p text:style-name="P1">13.6</text:p>
          </draw:text-box>
        </draw:frame>
        <draw:custom-shape draw:style-name="gr49" draw:text-style-name="P47" draw:layer="layout" svg:width="3.81cm" svg:height="1.27cm" svg:x="2.287cm" svg:y="16.811cm">
          <text:p text:style-name="P46"><text:span text:style-name="T15">клиенты еще</text:span></text:p>
          <text:p text:style-name="P46"><text:span text:style-name="T15">не подключен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3.302cm" svg:height="1.778cm" svg:x="14.724cm" svg:y="13.97cm">
          <text:p text:style-name="P26"><text:span text:style-name="T15">новая</text:span></text:p>
          <text:p text:style-name="P26"><text:span text:style-name="T15">физическая</text:span></text:p>
          <text:p text:style-name="P26"><text:span text:style-name="T15">реплик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598.3651226158 18843.8448566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17">Создаем физическую реплику, аналогичную реплике сервера </text:span><text:span text:style-name="T17">предыдущей версии.</text:span></text:p>
              <text:p text:style-name="P29"><text:span text:style-name="T17">В итоге получаем параллельную структуру серверов с новой версией </text:span><text:span text:style-name="T17">PostgreSQL. Эта структура аналогична имеющейся для старой </text:span><text:span text:style-name="T17">версии.</text:span></text:p>
            </draw:text-box>
          </draw:frame>
        </presentation:notes>
      </draw:page>
      <draw:page draw:name="page18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бновление серверов</text:span></text:p>
          </draw:text-box>
        </draw:fram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<text:s/>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3"><text:span text:style-name="T12"/></text:p>
              </text:list-item>
            </text:list>
          </draw:text-box>
        </draw:frame>
        <draw:custom-shape draw:style-name="gr3" draw:text-style-name="P16" draw:layer="layout" svg:width="0.5cm" svg:height="8.75cm" draw:transform="rotate (-1.5707963267949) translate (17.553cm 17.203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6" draw:layer="layout" svg:width="3.012cm" svg:height="2.636cm" svg:x="5.51cm" svg:y="13.7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40" draw:text-style-name="P43" draw:layer="layout" svg:width="3.012cm" svg:height="1.613cm" draw:transform="rotate (-3.14159265358979) translate (8.523cm 16.349cm)" svg:viewBox="0 0 3013 1614" svg:d="M3013 1614v-1199c0-208-753-415-1506-415s-1507 207-1507 415v1199c0-208 754-415 1507-415s1506 207 1506 415z">
          <text:p/>
        </draw:path>
        <draw:path draw:style-name="gr39" draw:text-style-name="P42" draw:layer="layout" svg:width="3.008cm" svg:height="0.822cm" svg:x="5.512cm" svg:y="14.328cm" svg:viewBox="0 0 3009 823" svg:d="M3009 407c0 208-754 416-1507 416-721 0-1443-191-1502-390v-18c0-208 753-415 1506-415 721 0 1444 190 1503 389z">
          <text:p/>
        </draw:path>
        <draw:frame draw:style-name="gr44" draw:text-style-name="P31" draw:layer="layout" svg:width="2.352cm" svg:height="1.207cm" svg:x="5.827cm" svg:y="12.461cm">
          <draw:text-box>
            <text:p text:style-name="P19"><text:span text:style-name="T13">основной</text:span></text:p>
            <text:p text:style-name="P19"><text:span text:style-name="T13">сервер</text:span></text:p>
          </draw:text-box>
        </draw:frame>
        <draw:frame draw:style-name="gr9" draw:text-style-name="P21" draw:layer="layout" svg:width="2.907cm" svg:height="0.649cm" svg:x="5.527cm" svg:y="19.061cm">
          <draw:text-box>
            <text:p text:style-name="P19"><text:span text:style-name="T14">сегменты WAL</text:span></text:p>
          </draw:text-box>
        </draw:frame>
        <draw:custom-shape draw:style-name="gr41" draw:text-style-name="P43" draw:layer="layout" svg:width="0.377cm" svg:height="0.527cm" svg:x="5.486cm" svg:y="18.47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0.301cm" svg:height="0.527cm" svg:x="5.863cm" svg:y="18.4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5.486cm" svg:y="18.473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6.239cm" svg:y1="18.736cm" svg:x2="6.766cm" svg:y2="18.736cm">
          <text:p/>
        </draw:line>
        <draw:custom-shape draw:style-name="gr5" draw:text-style-name="P16" draw:layer="layout" svg:width="3.012cm" svg:height="2.636cm" svg:x="19.51cm" svg:y="13.71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40" draw:text-style-name="P43" draw:layer="layout" svg:width="3.012cm" svg:height="1.613cm" draw:transform="rotate (-3.14159265358979) translate (22.523cm 16.35cm)" svg:viewBox="0 0 3013 1614" svg:d="M3013 1614v-1199c0-208-753-415-1506-415s-1507 207-1507 415v1199c0-208 754-415 1507-415s1506 207 1506 415z">
          <text:p/>
        </draw:path>
        <draw:path draw:style-name="gr39" draw:text-style-name="P42" draw:layer="layout" svg:width="3.008cm" svg:height="0.822cm" svg:x="19.512cm" svg:y="14.329cm" svg:viewBox="0 0 3009 823" svg:d="M3009 407c0 208-754 416-1507 416-721 0-1443-191-1502-390v-18c0-208 753-415 1506-415 721 0 1444 190 1503 389z">
          <text:p/>
        </draw:path>
        <draw:frame draw:style-name="gr45" draw:text-style-name="P31" draw:layer="layout" svg:width="2.627cm" svg:height="1.207cm" svg:x="19.627cm" svg:y="12.463cm">
          <draw:text-box>
            <text:p text:style-name="P19"><text:span text:style-name="T13">резервный</text:span></text:p>
            <text:p text:style-name="P19"><text:span text:style-name="T13">сервер</text:span></text:p>
          </draw:text-box>
        </draw:frame>
        <draw:custom-shape draw:style-name="gr19" draw:text-style-name="P27" xml:id="id27" draw:id="id27" draw:layer="layout" svg:width="2.1cm" svg:height="0.9cm" svg:x="17.604cm" svg:y="17.004cm">
          <text:p text:style-name="P26"><text:span text:style-name="T14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13.168cm" svg:y="15.9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584cm" svg:height="0.692cm" svg:x="20.731cm" svg:y="16.455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7" xml:id="id28" draw:id="id28" draw:layer="layout" svg:width="2.1cm" svg:height="0.9cm" svg:x="19.973cm" svg:y="17.007cm">
          <text:p text:style-name="P26"><text:span text:style-name="T14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9.704cm" svg:y1="17.454cm" svg:x2="19.973cm" svg:y2="17.457cm" draw:start-shape="id27" draw:start-glue-point="1" draw:end-shape="id28" draw:end-glue-point="3" svg:d="M19704 17454h135v3h134" svg:viewBox="0 0 270 4">
          <text:p/>
        </draw:connector>
        <draw:custom-shape draw:style-name="gr19" draw:text-style-name="P27" draw:layer="layout" svg:width="2.1cm" svg:height="0.9cm" svg:x="8.703cm" svg:y="17.003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0.762cm" svg:height="0.762cm" svg:x="10.568cm" svg:y="17.2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486cm" svg:height="0.486cm" svg:x="10.69cm" svg:y="17.21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6" draw:text-style-name="P45" draw:layer="layout" svg:width="3.012cm" svg:height="0.962cm" svg:x="19.51cm" svg:y="15.252cm">
          <draw:text-box>
            <text:p text:style-name="P1">13.6</text:p>
          </draw:text-box>
        </draw:frame>
        <draw:frame draw:style-name="gr46" draw:text-style-name="P45" draw:layer="layout" svg:width="3.012cm" svg:height="0.962cm" svg:x="5.51cm" svg:y="15.252cm">
          <draw:text-box>
            <text:p text:style-name="P1">13.6</text:p>
          </draw:text-box>
        </draw:frame>
        <draw:custom-shape draw:style-name="gr4" draw:text-style-name="P16" draw:layer="layout" svg:width="1.4cm" svg:height="1.1cm" draw:transform="rotate (-1.5707963267949) translate (7.257cm 16.757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0" draw:text-style-name="P23" draw:layer="layout" svg:width="2.72cm" svg:height="1.047cm" svg:x="3.527cm" svg:y="16.962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ustom-shape draw:style-name="gr52" draw:text-style-name="P28" draw:layer="layout" svg:width="3.302cm" svg:height="2.286cm" svg:x="1.524cm" svg:y="10.668cm">
          <text:p text:style-name="P26"><text:span text:style-name="T15">клиенты</text:span></text:p>
          <text:p text:style-name="P26"><text:span text:style-name="T15">переключены</text:span></text:p>
          <text:p text:style-name="P26"><text:span text:style-name="T15">на новый</text:span></text:p>
          <text:p text:style-name="P26"><text:span text:style-name="T15">серве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563.4877384196 30298.55706165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17">После этого переключаем клиентов на новые серверы, а старые </text:span><text:span text:style-name="T17">останавливаем. Прерывание обслуживания будет определяться тем, </text:span><text:span text:style-name="T17">насколько плавно можно выполнить это переключение.</text:span></text:p>
              <text:p text:style-name="P29"><text:span text:style-name="T17">Надо иметь в виду, что такой процесс нельзя считать универсальным: </text:span><text:span text:style-name="T17">он накладывает достаточно много ограничений и существенно более </text:span><text:span text:style-name="T17">сложен, чем использование утилиты pg_upgrade, которая позволяет </text:span><text:span text:style-name="T17">выполнить обновление за небольшое время.</text:span></text:p>
              <text:p text:style-name="P29"><text:span text:style-name="T17"/></text:p>
            </draw:text-box>
          </draw:frame>
        </presentation:notes>
      </draw:page>
      <draw:page draw:name="page19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Мастер-мастер</text:span></text:p>
          </draw:text-box>
        </draw:frame>
        <draw:custom-shape draw:style-name="gr5" draw:text-style-name="P16" draw:layer="layout" svg:width="3.012cm" svg:height="2.636cm" svg:x="3.51cm" svg:y="9.6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6.523cm 12.246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3.512cm" svg:y="10.225cm" svg:viewBox="0 0 3009 823" svg:d="M3009 407c0 208-754 416-1507 416-721 0-1443-191-1502-390v-18c0-208 753-415 1506-415 721 0 1444 190 1503 389z">
          <text:p/>
        </draw:path>
        <draw:frame draw:style-name="gr53" draw:text-style-name="P31" draw:layer="layout" svg:width="4.117cm" svg:height="1.199cm" svg:x="2.927cm" svg:y="8.958cm">
          <draw:text-box>
            <text:p text:style-name="P19"><text:span text:style-name="T31">основной сервер</text:span></text:p>
          </draw:text-box>
        </draw:frame>
        <draw:frame draw:style-name="gr54" draw:text-style-name="P31" draw:layer="layout" svg:width="4.092cm" svg:height="1.207cm" svg:x="17.027cm" svg:y="8.86cm">
          <draw:text-box>
            <text:p text:style-name="P19"><text:span text:style-name="T31">основной сервер</text:span></text:p>
          </draw:text-box>
        </draw:frame>
        <draw:custom-shape draw:style-name="gr41" draw:text-style-name="P43" draw:layer="layout" svg:width="0.377cm" svg:height="0.527cm" svg:x="17.481cm" svg:y="14.3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0.301cm" svg:height="0.527cm" svg:x="17.851cm" svg:y="14.3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17.482cm" svg:y="1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4cm" svg:height="1.1cm" draw:transform="rotate (-1.5707963267949) translate (20.452cm 12.656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0" draw:text-style-name="P44" draw:layer="layout" svg:width="2.72cm" svg:height="1.047cm" svg:x="20.43cm" svg:y="12.81cm">
          <draw:text-box>
            <text:p text:style-name="P1"><text:span text:style-name="T14">select, insert</text:span></text:p>
            <text:p text:style-name="P1"><text:span text:style-name="T14">update, delete</text:span></text:p>
          </draw:text-box>
        </draw:frame>
        <draw:line draw:style-name="gr16" draw:text-style-name="P25" draw:layer="layout" svg:x1="18.301cm" svg:y1="14.655cm" svg:x2="18.828cm" svg:y2="14.655cm">
          <text:p/>
        </draw:line>
        <draw:custom-shape draw:style-name="gr5" draw:text-style-name="P16" draw:layer="layout" svg:width="3.012cm" svg:height="2.636cm" svg:x="17.507cm" svg:y="9.6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55" draw:text-style-name="P48" draw:layer="layout" svg:width="3.012cm" svg:height="1.613cm" draw:transform="rotate (-3.14159265358979) translate (20.52cm 12.246cm)" svg:viewBox="0 0 3013 1614" svg:d="M3013 1614v-1199c0-208-753-415-1506-415s-1507 207-1507 415v1199c0-208 754-415 1507-415s1506 207 1506 415z">
          <text:p/>
        </draw:path>
        <draw:path draw:style-name="gr56" draw:text-style-name="P49" draw:layer="layout" svg:width="3.008cm" svg:height="0.822cm" svg:x="17.509cm" svg:y="10.225cm" svg:viewBox="0 0 3009 823" svg:d="M3009 407c0 208-754 416-1507 416-721 0-1443-191-1502-390v-18c0-208 753-415 1506-415 721 0 1444 190 1503 389z">
          <text:p/>
        </draw:path>
        <draw:custom-shape draw:style-name="gr57" draw:text-style-name="P41" draw:layer="layout" svg:width="0.5cm" svg:height="7.947cm" draw:transform="rotate (-1.5707963267949) translate (16.783cm 13.6cm)">
          <text:p/>
          <draw:enhanced-geometry svg:viewBox="0 0 21600 21600" draw:mirror-horizontal="tru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40" draw:layer="layout" svg:width="0.5cm" svg:height="8.052cm" draw:transform="rotate (-1.5707963267949) translate (15.152cm 12.499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6" draw:layer="layout" svg:width="1.4cm" svg:height="1.1cm" draw:transform="rotate (-1.5707963267949) translate (4.856cm 12.653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9" draw:text-style-name="P32" draw:layer="layout" svg:width="2.907cm" svg:height="0.649cm" svg:x="3.526cm" svg:y="14.957cm">
          <draw:text-box>
            <text:p text:style-name="P19"><text:span text:style-name="T14">сегменты WAL</text:span></text:p>
          </draw:text-box>
        </draw:frame>
        <draw:frame draw:style-name="gr10" draw:text-style-name="P23" draw:layer="layout" svg:width="2.72cm" svg:height="1.047cm" svg:x="1.126cm" svg:y="12.858cm">
          <draw:text-box>
            <text:p text:style-name="P22"><text:span text:style-name="T14">select, insert</text:span></text:p>
            <text:p text:style-name="P22"><text:span text:style-name="T14">update, delete</text:span></text:p>
          </draw:text-box>
        </draw:frame>
        <draw:custom-shape draw:style-name="gr12" draw:text-style-name="P17" draw:layer="layout" svg:width="0.377cm" svg:height="0.527cm" svg:x="3.485cm" svg:y="14.36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301cm" svg:height="0.527cm" svg:x="3.862cm" svg:y="14.3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3.012cm" svg:height="0.527cm" svg:x="3.485cm" svg:y="14.369cm">
          <text:p/>
          <draw:enhanced-geometry svg:viewBox="0 0 21600 21600" draw:type="rectangle" draw:enhanced-path="M 0 0 L 21600 0 21600 21600 0 21600 0 0 Z N"/>
        </draw:custom-shape>
        <draw:line draw:style-name="gr16" draw:text-style-name="P25" draw:layer="layout" svg:x1="4.238cm" svg:y1="14.632cm" svg:x2="4.765cm" svg:y2="14.632cm">
          <text:p/>
        </draw:line>
        <draw:frame draw:style-name="gr9" draw:text-style-name="P32" draw:layer="layout" svg:width="2.907cm" svg:height="0.649cm" svg:x="17.527cm" svg:y="14.958cm">
          <draw:text-box>
            <text:p text:style-name="P19"><text:span text:style-name="T14">сегменты WAL</text:span></text:p>
          </draw:text-box>
        </draw:frame>
        <draw:custom-shape draw:style-name="gr19" draw:text-style-name="P27" draw:layer="layout" svg:width="2.1cm" svg:height="0.9cm" svg:x="6.704cm" svg:y="12.303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1cm" svg:height="0.9cm" svg:x="6.705cm" svg:y="13.404cm">
          <text:p text:style-name="P26"><text:span text:style-name="T14">logical repl.</text:span></text:p>
          <text:p text:style-name="P26"><text:span text:style-name="T14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1cm" svg:height="0.9cm" svg:x="15.305cm" svg:y="12.304cm">
          <text:p text:style-name="P26"><text:span text:style-name="T14">logical repl.</text:span></text:p>
          <text:p text:style-name="P26"><text:span text:style-name="T14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1cm" svg:height="0.9cm" svg:x="15.306cm" svg:y="13.405cm">
          <text:p text:style-name="P26"><text:span text:style-name="T14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layer="layout" svg:width="1.4cm" svg:height="1.1cm" draw:transform="rotate (-1.5707963267949) translate (6.553cm 12.657cm)">
          <text:p/>
          <draw:enhanced-geometry svg:viewBox="0 0 144 122" draw:mirror-vertical="false" draw:mirror-horizont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4" draw:text-style-name="P16" draw:layer="layout" svg:width="1.4cm" svg:height="1.1cm" draw:transform="rotate (-1.5707963267949) translate (18.656cm 12.654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presentation:style-name="pr4" draw:text-style-name="P3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50"><text:span text:style-name="T28">кластер, в котором данные могут изменять несколько серверов</text:span></text:p>
              </text:list-item>
              <text:list-item>
                <text:p text:style-name="P38"><text:span text:style-name="T28">(дело будущего)</text:span></text:p>
              </text:list-item>
            </text:list>
          </draw:text-box>
        </draw:frame>
        <draw:custom-shape draw:style-name="gr23" draw:text-style-name="P17" draw:layer="layout" svg:width="0.486cm" svg:height="0.486cm" svg:x="8.7cm" svg:y="12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17" draw:layer="layout" svg:width="0.486cm" svg:height="0.486cm" svg:x="14.901cm" svg:y="13.60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0" draw:text-style-name="P37" draw:layer="layout" svg:width="16.799cm" svg:height="14.166cm" svg:x="2.1cm" svg:y="14.107cm" presentation:class="notes" presentation:user-transformed="true">
            <draw:text-box>
              <text:p text:style-name="P29"><text:span text:style-name="T6">Задача: обеспечить надежное хранение данных на нескольких </text:span><text:span text:style-name="T6">серверах с возможностью записи на любом сервере (что полезно, </text:span><text:span text:style-name="T6">например, для геораспределенной системы).</text:span></text:p>
              <text:p text:style-name="P29"><text:span text:style-name="T6">Для решения можно использовать двунаправленную репликацию, </text:span><text:span text:style-name="T6">передавая изменения в одних и тех же таблицах от одного сервера</text:span><text:span text:style-name="T6"><text:line-break/></text:span><text:span text:style-name="T6">к другому и обратно.</text:span></text:p>
              <text:p text:style-name="P29"><text:span text:style-name="T6">Сразу заметим, что в настоящее время средства, доступные</text:span><text:span text:style-name="T6"><text:line-break/></text:span><text:span text:style-name="T6">в PostgreSQL 13, не позволяют этого реализовать, но со временем эта </text:span><text:span text:style-name="T6">возможность должна будет появиться в ядре, cм. расши</text:span><text:span text:style-name="T32">рения </text:span><text:span text:style-name="T32">pg_logical </text:span><text:span text:style-name="T33">(</text:span><text:span text:style-name="T33"><text:a xlink:href="https://www.2ndquadrant.com/en/resources/pglogical/" xlink:type="simple">https://www.2ndquadrant.com/en/resources/pglogical/</text:a></text:span><text:span text:style-name="T33">)</text:span><text:span text:style-name="T32"> и BDR</text:span><text:span text:style-name="T32"><text:line-break/></text:span><text:span text:style-name="T32">(</text:span><text:span text:style-name="T32"><text:a xlink:href="https://www.2ndquadrant.com/en/resources/bdr/" xlink:type="simple">https://www.2ndquadrant.com/en/resources/bdr/</text:a></text:span><text:span text:style-name="T32">).</text:span></text:p>
              <text:p text:style-name="P29"><text:span text:style-name="T6">Конечно, прикладная система должна быть построена таким образом, </text:span><text:span text:style-name="T6">чтобы избегать конфликтов при изменении данных в одних и тех же </text:span><text:span text:style-name="T6">таблицах. Например, использовать глобальные уникальные </text:span><text:span text:style-name="T6">идентификаторы или гарантировать, что разные серверы работают</text:span><text:span text:style-name="T6"><text:line-break/></text:span><text:span text:style-name="T6">с разными диапазонами ключей.</text:span></text:p>
              <text:p text:style-name="P29"><text:span text:style-name="T6">Надо учитывать, что система мастер-мастер, построенная на </text:span><text:span text:style-name="T6">логической репликации, не обеспечивает сама по себе выполнение </text:span><text:span text:style-name="T6">глобальных распределенных транзакций. При использовании </text:span><text:span text:style-name="T6">синхронной репликации можно гарантировать надежность, но не </text:span><text:span text:style-name="T6">согласованность данных между серверами. Кроме того, никаких </text:span><text:span text:style-name="T6">средств для автоматизации обработки сбоев, подключения или </text:span><text:span text:style-name="T6">удаления узлов из кластера и т. п. в PostgreSQL не предусмотрено — </text:span><text:span text:style-name="T6">эти задачи должны решаться внешним средствами.</text:span></text:p>
            </draw:text-box>
          </draw:frame>
        </presentation:notes>
      </draw:page>
      <draw:page draw:name="page20" draw:style-name="dp1" draw:master-page-name="template2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4">Физическая репликация — базовый механизм</text:span><text:span text:style-name="T34"><text:line-break/></text:span><text:span text:style-name="T34">для решения целого ряда задач</text:span></text:p>
                <text:list>
                  <text:list-item>
                    <text:p><text:span text:style-name="T35">обеспечение высокой доступности</text:span></text:p>
                  </text:list-item>
                  <text:list-item>
                    <text:p text:style-name="P50"><text:span text:style-name="T35">балансировка однотипной нагрузки</text:span></text:p>
                  </text:list-item>
                  <text:list-item>
                    <text:p text:style-name="P50"><text:span text:style-name="T35">разделение разных видов нагрузки</text:span></text:p>
                  </text:list-item>
                  <text:list-item>
                    <text:p text:style-name="P51"><text:span text:style-name="T35">и др.</text:span></text:p>
                  </text:list-item>
                </text:list>
              </text:list-item>
              <text:list-item>
                <text:p text:style-name="P9"><text:span text:style-name="T34">Логическая репликация расширяет возможности</text:span></text:p>
              </text:list-item>
              <text:list-item>
                <text:p text:style-name="P9"><text:span text:style-name="T3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_5f_" presentation:presentation-page-layout-name="AL1T1">
        <office:forms form:automatic-focus="false" form:apply-design-mode="false"/>
        <draw:frame presentation:style-name="pr21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22" draw:text-style-name="P54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53"><text:span text:style-name="T36">Настройте репликацию между серверами alpha и beta.</text:span></text:p>
              </text:list-item>
              <text:list-item>
                <text:p text:style-name="P53"><text:span text:style-name="T36">Настройте каскадную репликацию на сервер gamma</text:span><text:span text:style-name="T36"><text:line-break/></text:span><text:span text:style-name="T36">с применение записей WAL с задержкой в десять секунд.</text:span></text:p>
              </text:list-item>
              <text:list-item>
                <text:p text:style-name="P53"><text:span text:style-name="T36">Проверьте работу репликации, убедитесь в том, что на </text:span><text:span text:style-name="T36">сервере gamma данные появляются с установленной </text:span><text:span text:style-name="T36">задержкой.</text:span></text:p>
              </text:list-item>
              <text:list-item>
                <text:p text:style-name="P53"><text:span text:style-name="T36">Остановите мастер и перейдите на сервер beta.</text:span></text:p>
              </text:list-item>
              <text:list-item>
                <text:p text:style-name="P53"><text:span text:style-name="T36">Проверьте, что сервер gamma продолжает работать в </text:span><text:span text:style-name="T36">режиме реплик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3" draw:text-style-name="P55" draw:layer="layout" svg:width="16.799cm" svg:height="13.637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Liberation Serif6" svg:font-family="'Liberation Serif'" style:font-family-generic="roman"/>
    <style:font-face style:name="Liberation Serif7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666666" draw:distance="0.2cm" draw:rotation="450"/>
    <draw:hatch draw:name="Hatching_20_2" draw:display-name="Hatching 2" draw:style="single" draw:color="#666666" draw:distance="0.2cm" draw:rotation="3150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4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4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4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4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2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4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4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4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4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4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top="0cm" fo:margin-bottom="0.4cm"/>
      <style:text-properties style:font-name="Liberation Serif4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top="0cm" fo:margin-bottom="0.3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top="0cm" fo:margin-bottom="0.2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top="0cm" fo:margin-bottom="0.1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top="0cm" fo:margin-bottom="0.1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_5f_-background" style:display-name="template2_-background" style:family="presentation">
      <style:graphic-properties draw:stroke="none" draw:fill="none"/>
      <style:text-properties style:letter-kerning="true"/>
    </style:style>
    <style:style style:name="template2_5f_-backgroundobjects" style:display-name="templat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_5f_-notes" style:display-name="templat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_5f_-outline1" style:display-name="template2_-outline1" style:family="presentation">
      <style:graphic-properties draw:stroke="none" draw:fill="none" draw:auto-grow-height="false" draw:fit-to-size="false" style:shrink-to-fit="true">
        <text:list-style style:name="template2_5f_-outline1" style:display-name="template2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4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_5f_-outline2" style:display-name="template2_-outline2" style:family="presentation" style:parent-style-name="template2_5f_-outline1">
      <style:paragraph-properties fo:margin-top="0cm" fo:margin-bottom="0.2cm"/>
      <style:text-properties style:font-name="Liberation Serif4" fo:font-family="'Liberation Serif'" style:font-family-generic="roman" style:font-pitch="variable" fo:font-size="22pt" style:font-size-asian="22pt" style:font-size-complex="22pt"/>
    </style:style>
    <style:style style:name="template2_5f_-outline3" style:display-name="template2_-outline3" style:family="presentation" style:parent-style-name="template2_5f_-outline2">
      <style:paragraph-properties fo:margin-top="0cm" fo:margin-bottom="0.3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_5f_-outline4" style:display-name="template2_-outline4" style:family="presentation" style:parent-style-name="template2_5f_-outline3">
      <style:paragraph-properties fo:margin-top="0cm" fo:margin-bottom="0.2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_5f_-outline5" style:display-name="template2_-outline5" style:family="presentation" style:parent-style-name="template2_5f_-outline4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_5f_-outline6" style:display-name="template2_-outline6" style:family="presentation" style:parent-style-name="template2_5f_-outline5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_5f_-outline7" style:display-name="template2_-outline7" style:family="presentation" style:parent-style-name="template2_5f_-outline6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template2_5f_-outline8" style:display-name="template2_-outline8" style:family="presentation" style:parent-style-name="template2_5f_-outline7">
      <style:paragraph-properties fo:margin-top="0cm" fo:margin-bottom="0.1cm"/>
      <style:text-properties fo:font-size="20pt" style:font-size-asian="20pt" style:font-size-complex="20pt"/>
    </style:style>
    <style:style style:name="template2_5f_-outline9" style:display-name="template2_-outline9" style:family="presentation" style:parent-style-name="template2_5f_-outline8">
      <style:paragraph-properties fo:margin-top="0cm" fo:margin-bottom="0.1cm"/>
      <style:text-properties fo:font-size="20pt" style:font-size-asian="20pt" style:font-size-complex="20pt"/>
    </style:style>
    <style:style style:name="template2_5f_-subtitle" style:display-name="template2_-subtitle" style:family="presentation">
      <style:graphic-properties draw:stroke="none" draw:fill="none" draw:textarea-vertical-align="middle">
        <text:list-style style:name="template2_5f_-subtitle" style:display-name="templat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_5f_-title" style:display-name="template2_-title" style:family="presentation">
      <style:graphic-properties draw:stroke="none" draw:fill="none" draw:textarea-horizontal-align="left" draw:textarea-vertical-align="top">
        <text:list-style style:name="template2_5f_-title" style:display-name="templat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5" style:family="presentation" style:parent-style-name="master-outline1">
      <style:graphic-properties fo:min-height="12.18cm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9" style:family="presentation" style:parent-style-name="master_5f_-outline1">
      <style:graphic-properties fo:min-height="12.18cm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template2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3" style:family="presentation" style:parent-style-name="template2_5f_-outline1">
      <style:graphic-properties fo:min-height="12.18cm"/>
      <style:paragraph-properties style:writing-mode="lr-tb"/>
    </style:style>
    <style:style style:name="Mpr24" style:family="presentation" style:parent-style-name="templat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templat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7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D58B89C9A2AF113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F239CFB1DA3CDF03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D58B89C9A2AF113.png" xlink:type="simple" xlink:show="embed" xlink:actuate="onLoad" draw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D58B89C9A2AF113.png" xlink:type="simple" xlink:show="embed" xlink:actuate="onLoad" draw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номер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D58B89C9A2AF113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D58B89C9A2AF113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_5f_" style:display-name="template2_" style:page-layout-name="PM1" draw:style-name="Mdp1">
      <draw:custom-shape presentation:style-name="Mpr22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_5f_-title" draw:layer="backgroundobjects" svg:width="19.8cm" svg:height="1.56cm" svg:x="1.4cm" svg:y="0.837cm" presentation:class="title" presentation:placeholder="true">
        <draw:text-box/>
      </draw:frame>
      <draw:frame presentation:style-name="Mpr23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9D58B89C9A2AF113.png" xlink:type="simple" xlink:show="embed" xlink:actuate="onLoad" draw:mime-type="image/png"/>
      </draw:frame>
      <presentation:notes style:page-layout-name="PM0">
        <draw:page-thumbnail presentation:style-name="template2_5f_-title" draw:layer="backgroundobjects" svg:width="14.848cm" svg:height="11.136cm" svg:x="3.075cm" svg:y="2.257cm" presentation:class="page"/>
        <draw:frame presentation:style-name="template2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" style:display-name="master1_" style:page-layout-name="PM1" draw:style-name="Mdp3">
      <draw:frame draw:style-name="Mgr4" draw:text-style-name="MP9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4DT7H20M27S</meta:editing-duration>
    <meta:editing-cycles>1177</meta:editing-cycles>
    <meta:generator>LibreOffice/7.3.7.2$Linux_X86_64 LibreOffice_project/30$Build-2</meta:generator>
    <dc:date>2024-08-26T23:34:41.978244687</dc:date>
    <meta:document-statistic meta:object-count="756"/>
    <meta:template xlink:type="simple" xlink:actuate="onRequest" xlink:title="master" xlink:href="../../../../tmp/DBA1/master.otp" meta:date="2015-06-01T16:50:20.490561969"/>
  </office:meta>
</office:document-meta>
</file>